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B00001E6D0000101D91F1859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2" svg:font-family="Calibri"/>
    <style:font-face style:name="Calibri1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4.552cm"/>
    </style:style>
    <style:style style:name="co4" style:family="table-column">
      <style:table-column-properties fo:break-before="auto" style:column-width="4.06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1.614cm"/>
    </style:style>
    <style:style style:name="co10" style:family="table-column">
      <style:table-column-properties fo:break-before="auto" style:column-width="1.72cm"/>
    </style:style>
    <style:style style:name="ro1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552cm" fo:break-before="auto" style:use-optimal-row-height="fals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965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707cm" fo:break-before="page" style:use-optimal-row-height="true"/>
    </style:style>
    <style:style style:name="ro14" style:family="table-row">
      <style:table-row-properties style:row-height="0.806cm" fo:break-before="page" style:use-optimal-row-height="false"/>
    </style:style>
    <style:style style:name="ro15" style:family="table-row">
      <style:table-row-properties style:row-height="0.736cm" fo:break-before="page" style:use-optimal-row-height="true"/>
    </style:style>
    <style:style style:name="ro16" style:family="table-row">
      <style:table-row-properties style:row-height="1.272cm" fo:break-before="auto" style:use-optimal-row-height="fals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0.833cm" fo:break-before="auto" style:use-optimal-row-height="false"/>
    </style:style>
    <style:style style:name="ro20" style:family="table-row">
      <style:table-row-properties style:row-height="0.684cm" fo:break-before="page" style:use-optimal-row-height="true"/>
    </style:style>
    <style:style style:name="ro21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5pt" fo:font-weight="bold" style:font-name-asian="Calibri2" style:font-size-asian="15pt" style:font-weight-asian="bold" style:font-name-complex="Calibri2" style:font-size-complex="15pt" style:font-weight-complex="bold"/>
    </style:style>
    <style:style style:name="ce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5pt" fo:font-weight="normal" style:font-name-asian="Calibri2" style:font-size-asian="15pt" style:font-weight-asian="normal" style:font-name-complex="Calibri2" style:font-size-complex="15pt" style:font-weight-complex="normal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5pt" style:font-name-asian="Calibri2" style:font-size-asian="15pt" style:font-name-complex="Calibri2" style:font-size-complex="15pt"/>
    </style:style>
    <style:style style:name="ce7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Calibri1" fo:font-size="15pt" style:font-name-asian="Calibri2" style:font-size-asian="15pt" style:font-name-complex="Calibri2" style:font-size-complex="15pt"/>
    </style:style>
    <style:style style:name="ce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1" fo:font-size="15pt" style:font-name-asian="Calibri2" style:font-size-asian="15pt" style:font-name-complex="Calibri2" style:font-size-complex="15pt"/>
    </style:style>
    <style:style style:name="ce9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style:font-name="Calibri" fo:font-size="13pt" style:font-name-asian="Calibri2" style:font-size-asian="13pt" style:font-name-complex="Calibri2" style:font-size-complex="13pt"/>
    </style:style>
    <style:style style:name="ce10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style:font-name="Calibri" fo:font-size="15pt" style:font-name-asian="Calibri2" style:font-size-asian="15pt" style:font-name-complex="Calibri2" style:font-size-complex="15pt"/>
    </style:style>
    <style:style style:name="ce11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5pt" fo:font-weight="bold" style:font-name-asian="Calibri2" style:font-size-asian="15pt" style:font-weight-asian="bold" style:font-name-complex="Calibri2" style:font-size-complex="15pt" style:font-weight-complex="bold"/>
    </style:style>
    <style:style style:name="ce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italic" fo:font-weight="bold" style:font-name-asian="Calibri2" style:font-size-asian="16pt" style:font-style-asian="italic" style:font-weight-asian="bold" style:font-name-complex="Calibri2" style:font-size-complex="16pt" style:font-style-complex="italic" style:font-weight-complex="bold"/>
    </style:style>
    <style:style style:name="ce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" fo:font-size="15pt" style:font-name-asian="Calibri2" style:font-size-asian="15pt" style:font-name-complex="Calibri2" style:font-size-complex="15pt"/>
    </style:style>
    <style:style style:name="ce18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fo:color="#000000" style:font-name="Calibri1" fo:font-size="15pt" style:font-name-asian="Arial2" style:font-size-asian="15pt" style:font-name-complex="Arial2" style:font-size-complex="15pt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20" style:family="table-cell" style:parent-style-name="Excel_20_Built-in_20_Normal" style:data-style-name="N8000">
      <style:table-cell-properties fo:background-color="#ffffff" style:cell-protect="protected" style:print-content="true" fo:wrap-option="wrap" fo:border="0.002cm solid #000000" style:vertical-align="automatic"/>
      <style:text-properties fo:color="#000000" style:font-name="Calibri1" fo:font-size="15pt" style:font-name-asian="Arial2" style:font-size-asian="15pt" style:font-name-complex="Arial2" style:font-size-complex="15pt"/>
    </style:style>
    <style:style style:name="ce2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start" fo:margin-left="0cm"/>
      <style:text-properties style:font-name="Calibri" fo:font-size="15pt" style:font-name-asian="Calibri2" style:font-size-asian="15pt" style:font-name-complex="Calibri2" style:font-size-complex="15pt"/>
    </style:style>
    <style:style style:name="ce22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11" fo:font-size="15pt" style:font-name-asian="Calibri11" style:font-size-asian="15pt" style:font-name-complex="Calibri11" style:font-size-complex="15pt"/>
    </style:style>
    <style:style style:name="ce2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1" fo:font-size="16pt" fo:font-style="italic" fo:font-weight="bold" style:font-name-asian="Calibri2" style:font-size-asian="16pt" style:font-style-asian="italic" style:font-weight-asian="bold" style:font-name-complex="Calibri2" style:font-size-complex="16pt" style:font-style-complex="italic" style:font-weight-complex="bold"/>
    </style:style>
    <style:style style:name="ce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 fo:margin-left="0cm"/>
      <style:text-properties style:font-name="Calibri" fo:font-size="16pt" fo:font-style="italic" fo:font-weight="bold" style:font-name-asian="Calibri2" style:font-size-asian="16pt" style:font-style-asian="italic" style:font-weight-asian="bold" style:font-name-complex="Calibri2" style:font-size-complex="16pt" style:font-style-complex="italic" style:font-weight-complex="bold"/>
    </style:style>
    <style:style style:name="ce25" style:family="table-cell" style:parent-style-name="Excel_20_Built-in_20_Normal">
      <style:table-cell-properties fo:background-color="transparent" fo:wrap-option="wrap" fo:border="0.002cm solid #000000"/>
      <style:text-properties style:text-outline="false" style:text-line-through-style="none" style:font-name="Calibri1" fo:font-size="15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5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normal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3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1" fo:font-size="15pt" fo:font-style="italic" fo:font-weight="bold" style:font-name-asian="Calibri2" style:font-size-asian="15pt" style:font-style-asian="italic" style:font-weight-asian="bold" style:font-name-complex="Calibri2" style:font-size-complex="15pt" style:font-style-complex="italic" style:font-weight-complex="bold"/>
    </style:style>
    <style:style style:name="ce34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1" fo:font-size="15pt" style:font-name-asian="Calibri2" style:font-size-asian="15pt" style:font-name-complex="Calibri2" style:font-size-complex="15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2" style:font-name-complex="Calibri2"/>
    </style:style>
    <style:style style:name="ce39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5pt" style:font-name-asian="Calibri2" style:font-size-asian="15pt" style:font-name-complex="Calibri2" style:font-size-complex="15pt"/>
    </style:style>
    <style:style style:name="ce40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 fo:margin-left="0cm"/>
      <style:text-properties fo:color="#000000" style:font-name="Calibri1" fo:font-size="15pt" style:font-name-asian="Arial2" style:font-size-asian="15pt" style:font-name-complex="Arial2" style:font-size-complex="15pt"/>
    </style:style>
    <style:style style:name="ce41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42" style:family="table-cell" style:parent-style-name="Excel_20_Built-in_20_Normal" style:data-style-name="N108">
      <style:table-cell-properties fo:background-color="#ffffff" style:cell-protect="protected" style:print-content="true" style:text-align-source="fix" style:repeat-content="false" fo:wrap-option="wrap" fo:border="0.002cm solid #000000" style:vertical-align="automatic"/>
      <style:paragraph-properties fo:text-align="center" fo:margin-left="0cm"/>
      <style:text-properties fo:color="#000000" style:font-name="Calibri1" fo:font-size="15pt" style:font-name-asian="Arial2" style:font-size-asian="15pt" style:font-name-complex="Arial2" style:font-size-complex="15pt"/>
    </style:style>
    <style:style style:name="ce43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1" fo:font-size="15pt" style:font-name-asian="Calibri11" style:font-size-asian="15pt" style:font-name-complex="Calibri11" style:font-size-complex="15pt"/>
    </style:style>
    <style:style style:name="ce44" style:family="table-cell" style:parent-style-name="Excel_20_Built-in_20_Normal" style:data-style-name="N108">
      <style:table-cell-properties fo:background-color="#ffffff" style:cell-protect="protected" style:print-content="true" style:text-align-source="fix" style:repeat-content="false" fo:border="0.002cm solid #000000" style:vertical-align="automatic"/>
      <style:paragraph-properties fo:text-align="center"/>
      <style:text-properties style:font-name="Calibri" fo:font-size="15pt" style:font-name-asian="Calibri2" style:font-size-asian="15pt" style:font-name-complex="Calibri2" style:font-size-complex="15pt"/>
    </style:style>
    <style:style style:name="ce45" style:family="table-cell" style:parent-style-name="Excel_20_Built-in_20_Normal" style:data-style-name="N108">
      <style:table-cell-properties style:cell-protect="protected" style:print-content="true" fo:background-color="transparent" style:vertical-align="automatic"/>
      <style:text-properties fo:color="#000000" style:font-name="Calibri1" fo:font-size="15pt" style:font-name-asian="Calibri2" style:font-size-asian="15pt" style:font-name-complex="Calibri2" style:font-size-complex="15pt"/>
    </style:style>
    <style:style style:name="ce46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1" fo:font-size="15pt" style:font-name-asian="Calibri2" style:font-size-asian="15pt" style:font-name-complex="Calibri2" style:font-size-complex="15pt"/>
    </style:style>
    <style:style style:name="ce47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1" fo:font-size="15pt" style:font-name-asian="Calibri2" style:font-size-asian="15pt" style:font-name-complex="Calibri2" style:font-size-complex="15pt"/>
    </style:style>
    <style:style style:name="ce48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49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5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Calibri1" fo:font-size="15pt" style:font-name-asian="Arial2" style:font-size-asian="15pt" style:font-name-complex="Arial2" style:font-size-complex="15pt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5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Calibri1" fo:font-size="15pt" style:font-name-asian="Arial2" style:font-size-asian="15pt" style:font-name-complex="Arial2" style:font-size-complex="15pt"/>
    </style:style>
    <style:style style:name="ce53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2" style:font-name-complex="Calibri2"/>
    </style:style>
    <style:style style:name="ce5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1" fo:font-size="15pt" style:font-name-asian="Calibri2" style:font-size-asian="15pt" style:font-name-complex="Calibri2" style:font-size-complex="15pt"/>
    </style:style>
    <style:style style:name="ce5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1" fo:font-size="15pt" style:font-name-asian="Calibri2" style:font-size-asian="15pt" style:font-name-complex="Calibri2" style:font-size-complex="15pt"/>
    </style:style>
    <style:style style:name="ce5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1" fo:font-size="15pt" style:font-name-asian="Calibri2" style:font-size-asian="15pt" style:font-name-complex="Calibri2" style:font-size-complex="15pt"/>
    </style:style>
    <style:style style:name="ce57" style:family="table-cell" style:parent-style-name="Excel_20_Built-in_20_Normal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style:font-name="Calibri1" fo:font-size="15pt" fo:language="ru" fo:country="RU" style:font-name-asian="Arial" style:font-size-asian="15pt" style:language-asian="en" style:country-asian="US" style:font-name-complex="Arial" style:font-size-complex="15pt" style:language-complex="ar" style:country-complex="SA"/>
    </style:style>
    <style:style style:name="T2" style:family="text">
      <style:text-properties style:font-name="Calibri1" fo:font-size="15pt" style:font-size-asian="15pt" style:font-size-complex="15pt"/>
    </style:style>
  </office:automatic-styles>
  <office:body>
    <office:spreadsheet>
      <table:table table:name="Лист1" table:style-name="ta1" table:print-ranges="Лист1.A1:Лист1.F378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1"/>
        <table:table-column table:style-name="co10" table:number-columns-repeated="1016" table:default-cell-style-name="ce1"/>
        <table:table-column table:style-name="co2" table:default-cell-style-name="ce1"/>
        <table:table-row table:style-name="ro2">
          <table:table-cell>
            <draw:frame table:end-cell-address="Лист1.B8" table:end-x="8.811cm" table:end-y="0.239cm" draw:z-index="0" draw:name="Изображения 1" draw:style-name="gr1" draw:text-style-name="P1" svg:width="10.708cm" svg:height="5.874cm" svg:x="0cm" svg:y="0cm">
              <draw:image xlink:href="Pictures/2000000B00001E6D0000101D91F18594.svm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5" office:value-type="string" table:number-columns-spanned="3" table:number-rows-spanned="1">
            <text:p>«УТВЕРЖДАЮ»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table-cell table:style-name="ce35" office:value-type="string" table:number-columns-spanned="3" table:number-rows-spanned="1">
            <text:p>ООО «МЛ-КЛИНИК»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" table:number-columns-repeated="3"/>
          <table:table-cell table:number-columns-repeated="1018"/>
        </table:table-row>
        <table:table-row table:style-name="ro4">
          <table:table-cell table:number-columns-repeated="3"/>
          <table:table-cell table:style-name="ce35" office:value-type="string" table:number-columns-spanned="3" table:number-rows-spanned="1">
            <text:p>Главный врач ____________Власов П.А.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table-cell table:style-name="ce35" office:value-type="string" table:number-columns-spanned="3" table:number-rows-spanned="1">
            <text:p>«16» декабря 2024 г.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table-cell table:style-name="ce37" table:number-columns-spanned="3" table:number-rows-spanned="1"/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table-cell table:style-name="ce37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37" table:number-columns-spanned="3" table:number-rows-spanned="1"/>
          <table:covered-table-cell table:number-columns-repeated="2"/>
          <table:table-cell table:number-columns-repeated="1018"/>
        </table:table-row>
        <table:table-row table:style-name="ro2">
          <table:table-cell table:style-name="ce2" office:value-type="string" table:number-columns-spanned="6" table:number-rows-spanned="1">
            <text:p>Прейскурант на услуги ООО «МЛ-КЛИНИК»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2" office:value-type="string" table:number-columns-spanned="6" table:number-rows-spanned="1">
            <text:p>г.Катайск, ул.Ленина, 190-б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table:number-columns-spanned="6" table:number-rows-spanned="1"/>
          <table:covered-table-cell table:number-columns-repeated="5"/>
          <table:table-cell table:number-columns-repeated="1018"/>
        </table:table-row>
        <table:table-row table:style-name="ro6">
          <table:table-cell table:style-name="ce4" office:value-type="string">
            <text:p>№</text:p>
          </table:table-cell>
          <table:table-cell table:style-name="ce15" office:value-type="string" table:number-columns-spanned="2" table:number-rows-spanned="1">
            <text:p>Наименование услуги</text:p>
          </table:table-cell>
          <table:covered-table-cell/>
          <table:table-cell table:style-name="ce15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6">
          <table:table-cell table:style-name="ce4"/>
          <table:table-cell table:style-name="ce16" office:value-type="string" table:number-columns-spanned="5" table:number-rows-spanned="1">
            <text:p>Врачебный прием (повторный прием — в течение 1 месяца)</text:p>
          </table:table-cell>
          <table:covered-table-cell table:number-columns-repeated="4" table:style-name="Default"/>
          <table:table-cell table:number-columns-repeated="1018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17" office:value-type="string" table:number-columns-spanned="2" table:number-rows-spanned="1">
            <text:p>Прием врача терапевта первичный</text:p>
          </table:table-cell>
          <table:covered-table-cell/>
          <table:table-cell table:style-name="ce39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2">
            <text:p>2</text:p>
          </table:table-cell>
          <table:table-cell table:style-name="ce17" office:value-type="string" table:number-columns-spanned="2" table:number-rows-spanned="1">
            <text:p>Прием врача терапевта повторный</text:p>
          </table:table-cell>
          <table:covered-table-cell/>
          <table:table-cell table:style-name="ce39" office:value-type="string" table:number-columns-spanned="3" table:number-rows-spanned="1">
            <text:p>900,00 ₽ 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3">
            <text:p>3</text:p>
          </table:table-cell>
          <table:table-cell table:style-name="ce17" office:value-type="string" table:number-columns-spanned="2" table:number-rows-spanned="1">
            <text:p>Прием врача эндокринолога первичный</text:p>
          </table:table-cell>
          <table:covered-table-cell/>
          <table:table-cell table:style-name="ce39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4">
            <text:p>4</text:p>
          </table:table-cell>
          <table:table-cell table:style-name="ce17" office:value-type="string" table:number-columns-spanned="2" table:number-rows-spanned="1">
            <text:p>Прием врача эндокринолога повторный</text:p>
          </table:table-cell>
          <table:covered-table-cell/>
          <table:table-cell table:style-name="ce39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18" office:value-type="string" table:number-columns-spanned="2" table:number-rows-spanned="1">
            <text:p>Прием врача кардиолога первичный</text:p>
          </table:table-cell>
          <table:covered-table-cell table:style-name="ce18"/>
          <table:table-cell table:style-name="ce40" office:value-type="float" office:value="1300" table:number-columns-spanned="3" table:number-rows-spanned="1">
            <text:p>1 300,00 ₽</text:p>
          </table:table-cell>
          <table:covered-table-cell table:style-name="ce50"/>
          <table:covered-table-cell table:style-name="ce8"/>
          <table:table-cell table:number-columns-repeated="1018"/>
        </table:table-row>
        <table:table-row table:style-name="ro8">
          <table:table-cell table:style-name="ce5" office:value-type="float" office:value="6">
            <text:p>6</text:p>
          </table:table-cell>
          <table:table-cell table:style-name="ce18" office:value-type="string" table:number-columns-spanned="2" table:number-rows-spanned="1">
            <text:p>Прием врача кардиолога повторный </text:p>
          </table:table-cell>
          <table:covered-table-cell table:style-name="ce18"/>
          <table:table-cell table:style-name="ce40" office:value-type="float" office:value="1200" table:number-columns-spanned="3" table:number-rows-spanned="1">
            <text:p>1 200,00 ₽</text:p>
          </table:table-cell>
          <table:covered-table-cell table:style-name="ce50"/>
          <table:covered-table-cell table:style-name="ce8"/>
          <table:table-cell table:number-columns-repeated="1018"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17" office:value-type="string" table:number-columns-spanned="2" table:number-rows-spanned="1">
            <text:p>Прием врача невролога первичный</text:p>
          </table:table-cell>
          <table:covered-table-cell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8">
            <text:p>8</text:p>
          </table:table-cell>
          <table:table-cell table:style-name="ce17" office:value-type="string" table:number-columns-spanned="2" table:number-rows-spanned="1">
            <text:p>Прием врача невролога повторный</text:p>
          </table:table-cell>
          <table:covered-table-cell/>
          <table:table-cell table:style-name="ce39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9">
            <text:p>9</text:p>
          </table:table-cell>
          <table:table-cell table:style-name="ce17" office:value-type="string" table:number-columns-spanned="2" table:number-rows-spanned="1">
            <text:p>Прием врача невролога детского первичный </text:p>
          </table:table-cell>
          <table:covered-table-cell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10">
            <text:p>10</text:p>
          </table:table-cell>
          <table:table-cell table:style-name="ce17" office:value-type="string" table:number-columns-spanned="2" table:number-rows-spanned="1">
            <text:p>Прием врача невролога детского повторный</text:p>
          </table:table-cell>
          <table:covered-table-cell/>
          <table:table-cell table:style-name="ce39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11">
            <text:p>11</text:p>
          </table:table-cell>
          <table:table-cell table:style-name="ce17" office:value-type="string" table:number-columns-spanned="2" table:number-rows-spanned="1">
            <text:p>Прием врача гинеколога первичный</text:p>
          </table:table-cell>
          <table:covered-table-cell/>
          <table:table-cell table:style-name="ce39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12">
            <text:p>12</text:p>
          </table:table-cell>
          <table:table-cell table:style-name="ce17" office:value-type="string" table:number-columns-spanned="2" table:number-rows-spanned="1">
            <text:p>Прием врача гинеколога повторный </text:p>
          </table:table-cell>
          <table:covered-table-cell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13">
            <text:p>13</text:p>
          </table:table-cell>
          <table:table-cell table:style-name="ce17" office:value-type="string" table:number-columns-spanned="2" table:number-rows-spanned="1">
            <text:p>Прием врача гинеколога детского первичный</text:p>
          </table:table-cell>
          <table:covered-table-cell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14">
            <text:p>14</text:p>
          </table:table-cell>
          <table:table-cell table:style-name="ce17" office:value-type="string" table:number-columns-spanned="2" table:number-rows-spanned="1">
            <text:p>Прием врача гинеколога детского повторный</text:p>
          </table:table-cell>
          <table:covered-table-cell/>
          <table:table-cell table:style-name="ce39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15">
            <text:p>15</text:p>
          </table:table-cell>
          <table:table-cell table:style-name="ce19" office:value-type="string" table:number-columns-spanned="2" table:number-rows-spanned="1">
            <text:p>Прием врача отоларинголога первичный</text:p>
          </table:table-cell>
          <table:covered-table-cell table:style-name="ce19"/>
          <table:table-cell table:style-name="ce41" office:value-type="float" office:value="1100" table:number-columns-spanned="3" table:number-rows-spanned="1">
            <text:p>1 100,00 ₽</text:p>
          </table:table-cell>
          <table:covered-table-cell table:style-name="ce51"/>
          <table:covered-table-cell table:style-name="ce57"/>
          <table:table-cell table:number-columns-repeated="1018"/>
        </table:table-row>
        <table:table-row table:style-name="ro8">
          <table:table-cell table:style-name="ce5" office:value-type="float" office:value="16">
            <text:p>16</text:p>
          </table:table-cell>
          <table:table-cell table:style-name="ce19" office:value-type="string" table:number-columns-spanned="2" table:number-rows-spanned="1">
            <text:p>Прием врача отоларинголога повторный</text:p>
          </table:table-cell>
          <table:covered-table-cell table:style-name="ce19"/>
          <table:table-cell table:style-name="ce41" office:value-type="float" office:value="1000" table:number-columns-spanned="3" table:number-rows-spanned="1">
            <text:p>1 000,00 ₽</text:p>
          </table:table-cell>
          <table:covered-table-cell table:style-name="ce51"/>
          <table:covered-table-cell table:style-name="ce57" office:value-type="float" office:value="8">
            <text:p>8</text:p>
          </table:covered-table-cell>
          <table:table-cell table:number-columns-repeated="1018"/>
        </table:table-row>
        <table:table-row table:style-name="ro8">
          <table:table-cell table:style-name="ce5" office:value-type="float" office:value="17">
            <text:p>17</text:p>
          </table:table-cell>
          <table:table-cell table:style-name="ce19" office:value-type="string" table:number-columns-spanned="2" table:number-rows-spanned="1">
            <text:p>Прием врача хирурга первичный </text:p>
          </table:table-cell>
          <table:covered-table-cell table:style-name="ce19"/>
          <table:table-cell table:style-name="ce41" office:value-type="float" office:value="1100" table:number-columns-spanned="3" table:number-rows-spanned="1">
            <text:p>1 100,00 ₽</text:p>
          </table:table-cell>
          <table:covered-table-cell table:style-name="ce51"/>
          <table:covered-table-cell table:style-name="ce57" office:value-type="float" office:value="9">
            <text:p>9</text:p>
          </table:covered-table-cell>
          <table:table-cell table:number-columns-repeated="1018"/>
        </table:table-row>
        <table:table-row table:style-name="ro8">
          <table:table-cell table:style-name="ce5" office:value-type="float" office:value="18">
            <text:p>18</text:p>
          </table:table-cell>
          <table:table-cell table:style-name="ce19" office:value-type="string" table:number-columns-spanned="2" table:number-rows-spanned="1">
            <text:p>Прием врача хирурга повторный </text:p>
          </table:table-cell>
          <table:covered-table-cell table:style-name="ce19"/>
          <table:table-cell table:style-name="ce41" office:value-type="float" office:value="1000" table:number-columns-spanned="3" table:number-rows-spanned="1">
            <text:p>1 000,00 ₽</text:p>
          </table:table-cell>
          <table:covered-table-cell table:style-name="ce51"/>
          <table:covered-table-cell table:style-name="ce57" office:value-type="float" office:value="10">
            <text:p>10</text:p>
          </table:covered-table-cell>
          <table:table-cell table:number-columns-repeated="1018"/>
        </table:table-row>
        <table:table-row table:style-name="ro8">
          <table:table-cell table:style-name="ce5" office:value-type="float" office:value="19">
            <text:p>19</text:p>
          </table:table-cell>
          <table:table-cell table:style-name="ce17" office:value-type="string" table:number-columns-spanned="2" table:number-rows-spanned="1">
            <text:p>Прием врача онколога первичный </text:p>
          </table:table-cell>
          <table:covered-table-cell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20">
            <text:p>20</text:p>
          </table:table-cell>
          <table:table-cell table:style-name="ce17" office:value-type="string" table:number-columns-spanned="2" table:number-rows-spanned="1">
            <text:p>Прием врача онколога повторный</text:p>
          </table:table-cell>
          <table:covered-table-cell/>
          <table:table-cell table:style-name="ce39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5" office:value-type="float" office:value="21">
            <text:p>21</text:p>
          </table:table-cell>
          <table:table-cell table:style-name="ce20" office:value-type="string" table:number-columns-spanned="2" table:number-rows-spanned="1">
            <text:p>Приём врача онколога-маммолога первичный</text:p>
          </table:table-cell>
          <table:covered-table-cell table:style-name="ce20"/>
          <table:table-cell table:style-name="ce42" office:value-type="float" office:value="1100" table:number-columns-spanned="3" table:number-rows-spanned="1">
            <text:p>1 100,00 ₽</text:p>
          </table:table-cell>
          <table:covered-table-cell table:style-name="ce52"/>
          <table:covered-table-cell table:style-name="ce20"/>
          <table:table-cell table:number-columns-repeated="1018"/>
        </table:table-row>
        <table:table-row table:style-name="ro8">
          <table:table-cell table:style-name="ce5" office:value-type="float" office:value="22">
            <text:p>22</text:p>
          </table:table-cell>
          <table:table-cell table:style-name="ce20" office:value-type="string" table:number-columns-spanned="2" table:number-rows-spanned="1">
            <text:p>Приём врача онколога-маммолога повторный</text:p>
          </table:table-cell>
          <table:covered-table-cell table:style-name="ce20"/>
          <table:table-cell table:style-name="ce42" office:value-type="float" office:value="1000" table:number-columns-spanned="3" table:number-rows-spanned="1">
            <text:p>1 000,00 ₽</text:p>
          </table:table-cell>
          <table:covered-table-cell table:style-name="ce52"/>
          <table:covered-table-cell table:style-name="ce20"/>
          <table:table-cell table:number-columns-repeated="1018"/>
        </table:table-row>
        <table:table-row table:style-name="ro8">
          <table:table-cell table:style-name="ce5" office:value-type="float" office:value="23">
            <text:p>23</text:p>
          </table:table-cell>
          <table:table-cell table:style-name="ce19" office:value-type="string" table:number-columns-spanned="2" table:number-rows-spanned="1">
            <text:p>Прием врача уролога первичный </text:p>
          </table:table-cell>
          <table:covered-table-cell table:style-name="ce19"/>
          <table:table-cell table:style-name="ce41" office:value-type="float" office:value="1100" table:number-columns-spanned="3" table:number-rows-spanned="1">
            <text:p>1 100,00 ₽</text:p>
          </table:table-cell>
          <table:covered-table-cell table:style-name="ce51"/>
          <table:covered-table-cell table:style-name="ce57" office:value-type="float" office:value="21">
            <text:p>21</text:p>
          </table:covered-table-cell>
          <table:table-cell table:number-columns-repeated="1018"/>
        </table:table-row>
        <table:table-row table:style-name="ro8">
          <table:table-cell table:style-name="ce5" office:value-type="float" office:value="24">
            <text:p>24</text:p>
          </table:table-cell>
          <table:table-cell table:style-name="ce19" office:value-type="string" table:number-columns-spanned="2" table:number-rows-spanned="1">
            <text:p>Прием врача уролога повторный</text:p>
          </table:table-cell>
          <table:covered-table-cell table:style-name="ce19"/>
          <table:table-cell table:style-name="ce41" office:value-type="float" office:value="1000" table:number-columns-spanned="3" table:number-rows-spanned="1">
            <text:p>1 000,00 ₽</text:p>
          </table:table-cell>
          <table:covered-table-cell table:style-name="ce51"/>
          <table:covered-table-cell table:style-name="ce57" office:value-type="float" office:value="22">
            <text:p>22</text:p>
          </table:covered-table-cell>
          <table:table-cell table:number-columns-repeated="1018"/>
        </table:table-row>
        <table:table-row table:style-name="ro9">
          <table:table-cell table:style-name="ce5" office:value-type="float" office:value="25">
            <text:p>25</text:p>
          </table:table-cell>
          <table:table-cell table:style-name="ce18" office:value-type="string" table:number-columns-spanned="2" table:number-rows-spanned="1">
            <text:p>Прием врача хирурга-онколога (30 минут)</text:p>
          </table:table-cell>
          <table:covered-table-cell table:style-name="ce18"/>
          <table:table-cell table:style-name="ce40" office:value-type="float" office:value="1700" table:number-columns-spanned="3" table:number-rows-spanned="1">
            <text:p>1 70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0">
          <table:table-cell table:style-name="ce5" office:value-type="float" office:value="26">
            <text:p>26</text:p>
          </table:table-cell>
          <table:table-cell table:style-name="ce17" office:value-type="string" table:number-columns-spanned="2" table:number-rows-spanned="1">
            <text:p>Прием врача гастроэнтеролога первичный </text:p>
          </table:table-cell>
          <table:covered-table-cell/>
          <table:table-cell table:style-name="ce39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">
            <text:p>27</text:p>
          </table:table-cell>
          <table:table-cell table:style-name="ce17" office:value-type="string" table:number-columns-spanned="2" table:number-rows-spanned="1">
            <text:p>Прием врача гастроэнтеролога повторный</text:p>
          </table:table-cell>
          <table:covered-table-cell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8">
            <text:p>28</text:p>
          </table:table-cell>
          <table:table-cell table:style-name="ce17" office:value-type="string" table:number-columns-spanned="2" table:number-rows-spanned="1">
            <text:p>Прием врача ревматолога первичный </text:p>
          </table:table-cell>
          <table:covered-table-cell/>
          <table:table-cell table:style-name="ce39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9">
            <text:p>29</text:p>
          </table:table-cell>
          <table:table-cell table:style-name="ce17" office:value-type="string" table:number-columns-spanned="2" table:number-rows-spanned="1">
            <text:p>Прием врача ревматолога повторный</text:p>
          </table:table-cell>
          <table:covered-table-cell/>
          <table:table-cell table:style-name="ce39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6"/>
          <table:table-cell table:style-name="ce16" office:value-type="string" table:number-columns-spanned="5" table:number-rows-spanned="1">
            <text:p>Услуги врача невр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6" office:value-type="float" office:value="30">
            <text:p>30</text:p>
          </table:table-cell>
          <table:table-cell table:style-name="ce21" office:value-type="string" table:number-columns-spanned="2" table:number-rows-spanned="1">
            <text:p>Паравертебральная медикаментозная лечебная блокада</text:p>
          </table:table-cell>
          <table:covered-table-cell/>
          <table:table-cell table:style-name="ce39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31">
            <text:p>31</text:p>
          </table:table-cell>
          <table:table-cell table:style-name="ce21" office:value-type="string" table:number-columns-spanned="2" table:number-rows-spanned="1">
            <text:p>Паравертебральная медикаментозная лечебная блокада (препарат пациента)</text:p>
          </table:table-cell>
          <table:covered-table-cell/>
          <table:table-cell table:style-name="ce39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6"/>
          <table:table-cell table:style-name="ce16" office:value-type="string" table:number-columns-spanned="5" table:number-rows-spanned="1">
            <text:p>Услуги врача гинек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6" office:value-type="float" office:value="32">
            <text:p>32</text:p>
          </table:table-cell>
          <table:table-cell table:style-name="ce21" office:value-type="string" table:number-columns-spanned="2" table:number-rows-spanned="1">
            <text:p>Забор материала на исследование (гистологическое, цитологическое, ПЦР)</text:p>
          </table:table-cell>
          <table:covered-table-cell/>
          <table:table-cell table:style-name="ce39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33">
            <text:p>33</text:p>
          </table:table-cell>
          <table:table-cell table:style-name="ce21" office:value-type="string" table:number-columns-spanned="2" table:number-rows-spanned="1">
            <text:p>Введение ВМС</text:p>
          </table:table-cell>
          <table:covered-table-cell/>
          <table:table-cell table:style-name="ce39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34">
            <text:p>34</text:p>
          </table:table-cell>
          <table:table-cell table:style-name="ce21" office:value-type="string" table:number-columns-spanned="2" table:number-rows-spanned="1">
            <text:p>Введение ВМС «Мирьена»</text:p>
          </table:table-cell>
          <table:covered-table-cell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35">
            <text:p>35</text:p>
          </table:table-cell>
          <table:table-cell table:style-name="ce21" office:value-type="string" table:number-columns-spanned="2" table:number-rows-spanned="1">
            <text:p>Удаление ВМС</text:p>
          </table:table-cell>
          <table:covered-table-cell/>
          <table:table-cell table:style-name="ce39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36">
            <text:p>36</text:p>
          </table:table-cell>
          <table:table-cell table:style-name="ce21" office:value-type="string" table:number-columns-spanned="2" table:number-rows-spanned="1">
            <text:p>Кольпоскопия</text:p>
          </table:table-cell>
          <table:covered-table-cell/>
          <table:table-cell table:style-name="ce39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37">
            <text:p>37</text:p>
          </table:table-cell>
          <table:table-cell table:style-name="ce21" office:value-type="string" table:number-columns-spanned="2" table:number-rows-spanned="1">
            <text:p>Лечение эрозии шейки матки (без гистологии)</text:p>
          </table:table-cell>
          <table:covered-table-cell/>
          <table:table-cell table:style-name="ce39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38">
            <text:p>38</text:p>
          </table:table-cell>
          <table:table-cell table:style-name="ce21" office:value-type="string" table:number-columns-spanned="2" table:number-rows-spanned="1">
            <text:p>Лечение эрозии шейки матки (с гистологией)</text:p>
          </table:table-cell>
          <table:covered-table-cell/>
          <table:table-cell table:style-name="ce39" office:value-type="float" office:value="1800" table:number-columns-spanned="3" table:number-rows-spanned="1">
            <text:p>1 8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39">
            <text:p>39</text:p>
          </table:table-cell>
          <table:table-cell table:style-name="ce21" office:value-type="string" table:number-columns-spanned="2" table:number-rows-spanned="1">
            <text:p>Эксцизия шейки матки аппаратом «Фотек»</text:p>
          </table:table-cell>
          <table:covered-table-cell/>
          <table:table-cell table:style-name="ce39" office:value-type="float" office:value="3150" table:number-columns-spanned="3" table:number-rows-spanned="1">
            <text:p>3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40">
            <text:p>40</text:p>
          </table:table-cell>
          <table:table-cell table:style-name="ce21" office:value-type="string" table:number-columns-spanned="2" table:number-rows-spanned="1">
            <text:p>Ванночка гинекологическая</text:p>
          </table:table-cell>
          <table:covered-table-cell/>
          <table:table-cell table:style-name="ce39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41">
            <text:p>41</text:p>
          </table:table-cell>
          <table:table-cell table:style-name="ce21" office:value-type="string" table:number-columns-spanned="2" table:number-rows-spanned="1">
            <text:p>Обработка шейки матки после эксцизии</text:p>
          </table:table-cell>
          <table:covered-table-cell/>
          <table:table-cell table:style-name="ce39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42">
            <text:p>42</text:p>
          </table:table-cell>
          <table:table-cell table:style-name="ce21" office:value-type="string" table:number-columns-spanned="2" table:number-rows-spanned="1">
            <text:p>Пайпель-биопсия эндометрия без гистологического исследования</text:p>
          </table:table-cell>
          <table:covered-table-cell/>
          <table:table-cell table:style-name="ce39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43">
            <text:p>43</text:p>
          </table:table-cell>
          <table:table-cell table:style-name="ce21" office:value-type="string" table:number-columns-spanned="2" table:number-rows-spanned="1">
            <text:p>Пайпель-биопсия эндометрия с гистологическим исследованием</text:p>
          </table:table-cell>
          <table:covered-table-cell/>
          <table:table-cell table:style-name="ce39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44">
            <text:p>44</text:p>
          </table:table-cell>
          <table:table-cell table:style-name="ce21" office:value-type="string" table:number-columns-spanned="2" table:number-rows-spanned="1">
            <text:p>Диатермоэлектрокоагуляция (ДЭК)</text:p>
          </table:table-cell>
          <table:covered-table-cell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45">
            <text:p>45</text:p>
          </table:table-cell>
          <table:table-cell table:style-name="ce21" office:value-type="string" table:number-columns-spanned="2" table:number-rows-spanned="1">
            <text:p>Плазмолифтинг интимной зоны</text:p>
          </table:table-cell>
          <table:covered-table-cell/>
          <table:table-cell table:style-name="ce39" office:value-type="float" office:value="7000" table:number-columns-spanned="3" table:number-rows-spanned="1">
            <text:p>7 0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46">
            <text:p>46</text:p>
          </table:table-cell>
          <table:table-cell table:style-name="ce21" office:value-type="string" table:number-columns-spanned="2" table:number-rows-spanned="1">
            <text:p>Мезотерапия интимной зоны</text:p>
          </table:table-cell>
          <table:covered-table-cell/>
          <table:table-cell table:style-name="ce39" office:value-type="float" office:value="15000" table:number-columns-spanned="3" table:number-rows-spanned="1">
            <text:p>15 0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47">
            <text:p>47</text:p>
          </table:table-cell>
          <table:table-cell table:style-name="ce21" office:value-type="string" table:number-columns-spanned="2" table:number-rows-spanned="1">
            <text:p>Аугментация точки G</text:p>
          </table:table-cell>
          <table:covered-table-cell/>
          <table:table-cell table:style-name="ce39" office:value-type="float" office:value="13000" table:number-columns-spanned="3" table:number-rows-spanned="1">
            <text:p>13 0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48">
            <text:p>48</text:p>
          </table:table-cell>
          <table:table-cell table:style-name="ce21" office:value-type="string" table:number-columns-spanned="2" table:number-rows-spanned="1">
            <text:p>Смена маточного пессария</text:p>
          </table:table-cell>
          <table:covered-table-cell/>
          <table:table-cell table:style-name="ce39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49">
            <text:p>49</text:p>
          </table:table-cell>
          <table:table-cell table:style-name="ce21" office:value-type="string" table:number-columns-spanned="2" table:number-rows-spanned="1">
            <text:p>Бужирование цервикального канала</text:p>
          </table:table-cell>
          <table:covered-table-cell/>
          <table:table-cell table:style-name="ce39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50">
            <text:p>50</text:p>
          </table:table-cell>
          <table:table-cell table:style-name="ce21" office:value-type="string" table:number-columns-spanned="2" table:number-rows-spanned="1">
            <text:p>Удаление полипа с гистологией</text:p>
          </table:table-cell>
          <table:covered-table-cell/>
          <table:table-cell table:style-name="ce39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6"/>
          <table:table-cell table:style-name="ce16" office:value-type="string" table:number-columns-spanned="5" table:number-rows-spanned="1">
            <text:p>Услуги врача оториноларинголога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table:style-name="ce6" office:value-type="float" office:value="51">
            <text:p>51</text:p>
          </table:table-cell>
          <table:table-cell table:style-name="ce17" office:value-type="string" table:number-columns-spanned="2" table:number-rows-spanned="1">
            <text:p>Аудиометрия диагностическая</text:p>
          </table:table-cell>
          <table:covered-table-cell/>
          <table:table-cell table:style-name="ce39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52">
            <text:p>52</text:p>
          </table:table-cell>
          <table:table-cell table:style-name="ce17" office:value-type="string" table:number-columns-spanned="2" table:number-rows-spanned="1">
            <text:p>Аудиометрия для медицинского осмотра</text:p>
          </table:table-cell>
          <table:covered-table-cell/>
          <table:table-cell table:style-name="ce39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53">
            <text:p>53</text:p>
          </table:table-cell>
          <table:table-cell table:style-name="ce17" office:value-type="string" table:number-columns-spanned="2" table:number-rows-spanned="1">
            <text:p>Промывание одного уха</text:p>
          </table:table-cell>
          <table:covered-table-cell/>
          <table:table-cell table:style-name="ce39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54">
            <text:p>54</text:p>
          </table:table-cell>
          <table:table-cell table:style-name="ce17" office:value-type="string" table:number-columns-spanned="2" table:number-rows-spanned="1">
            <text:p>Удаление инородного тела из наружного слухового прохода</text:p>
          </table:table-cell>
          <table:covered-table-cell/>
          <table:table-cell table:style-name="ce39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3">
          <table:table-cell table:style-name="ce6"/>
          <table:table-cell table:style-name="ce16" office:value-type="string" table:number-columns-spanned="5" table:number-rows-spanned="1">
            <text:p>Услуги врача хирур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6" office:value-type="float" office:value="55">
            <text:p>55</text:p>
          </table:table-cell>
          <table:table-cell table:style-name="ce21" office:value-type="string" table:number-columns-spanned="2" table:number-rows-spanned="1">
            <text:p>Внутрисуставное введение лекарственных веществ</text:p>
          </table:table-cell>
          <table:covered-table-cell/>
          <table:table-cell table:style-name="ce39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56">
            <text:p>56</text:p>
          </table:table-cell>
          <table:table-cell table:style-name="ce21" office:value-type="string" table:number-columns-spanned="2" table:number-rows-spanned="1">
            <text:p>Внутрисуставное введение лекарственных веществ с препаратом пациента</text:p>
          </table:table-cell>
          <table:covered-table-cell/>
          <table:table-cell table:style-name="ce39" office:value-type="string" table:number-columns-spanned="3" table:number-rows-spanned="1">
            <text:p>900,00 ₽ 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57">
            <text:p>57</text:p>
          </table:table-cell>
          <table:table-cell table:style-name="ce21" office:value-type="string" table:number-columns-spanned="2" table:number-rows-spanned="1">
            <text:p>Околосуставное введение лекарственных веществ</text:p>
          </table:table-cell>
          <table:covered-table-cell/>
          <table:table-cell table:style-name="ce39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58">
            <text:p>58</text:p>
          </table:table-cell>
          <table:table-cell table:style-name="ce21" office:value-type="string" table:number-columns-spanned="2" table:number-rows-spanned="1">
            <text:p>Околосуставное введение лекарственных веществ с препаратом пациента</text:p>
          </table:table-cell>
          <table:covered-table-cell/>
          <table:table-cell table:style-name="ce39" office:value-type="string" table:number-columns-spanned="3" table:number-rows-spanned="1">
            <text:p>900,00 ₽ 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59">
            <text:p>59</text:p>
          </table:table-cell>
          <table:table-cell table:style-name="ce21" office:value-type="string" table:number-columns-spanned="2" table:number-rows-spanned="1">
            <text:p>Перевязка после хирургического вмешательства</text:p>
          </table:table-cell>
          <table:covered-table-cell/>
          <table:table-cell table:style-name="ce39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60">
            <text:p>60</text:p>
          </table:table-cell>
          <table:table-cell table:style-name="ce21" office:value-type="string" table:number-columns-spanned="2" table:number-rows-spanned="1">
            <text:p>Перевязка гнойной раны</text:p>
          </table:table-cell>
          <table:covered-table-cell/>
          <table:table-cell table:style-name="ce39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61">
            <text:p>61</text:p>
          </table:table-cell>
          <table:table-cell table:style-name="ce21" office:value-type="string" table:number-columns-spanned="2" table:number-rows-spanned="1">
            <text:p>Снятие швов</text:p>
          </table:table-cell>
          <table:covered-table-cell/>
          <table:table-cell table:style-name="ce39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62">
            <text:p>62</text:p>
          </table:table-cell>
          <table:table-cell table:style-name="ce22" office:value-type="string" table:number-columns-spanned="2" table:number-rows-spanned="1">
            <text:p>Хирургическое удаление доброкачественных образований кожи, подкожной клетчатки, атером (1 категории)</text:p>
          </table:table-cell>
          <table:covered-table-cell/>
          <table:table-cell table:style-name="ce43" office:value-type="float" office:value="1950" table:number-columns-spanned="3" table:number-rows-spanned="1">
            <text:p>1 950,00 ₽</text:p>
          </table:table-cell>
          <table:covered-table-cell table:style-name="ce53"/>
          <table:covered-table-cell/>
          <table:table-cell table:number-columns-repeated="1018"/>
        </table:table-row>
        <table:table-row table:style-name="ro12">
          <table:table-cell table:style-name="ce6" office:value-type="float" office:value="63">
            <text:p>63</text:p>
          </table:table-cell>
          <table:table-cell table:style-name="ce22" office:value-type="string" table:number-columns-spanned="2" table:number-rows-spanned="1">
            <text:p>Хирургическое удаление доброкачественных образований кожи, подкожной клетчатки, атером (2 категории)</text:p>
          </table:table-cell>
          <table:covered-table-cell/>
          <table:table-cell table:style-name="ce43" office:value-type="float" office:value="3150" table:number-columns-spanned="3" table:number-rows-spanned="1">
            <text:p>3 150,00 ₽</text:p>
          </table:table-cell>
          <table:covered-table-cell table:style-name="ce53"/>
          <table:covered-table-cell/>
          <table:table-cell table:number-columns-repeated="1018"/>
        </table:table-row>
        <table:table-row table:style-name="ro12">
          <table:table-cell table:style-name="ce6" office:value-type="float" office:value="64">
            <text:p>64</text:p>
          </table:table-cell>
          <table:table-cell table:style-name="ce22" office:value-type="string" table:number-columns-spanned="2" table:number-rows-spanned="1">
            <text:p>Хирургическое удаление доброкачественных образований кожи, подкожной клетчатки, атером (3 категории)</text:p>
          </table:table-cell>
          <table:covered-table-cell/>
          <table:table-cell table:style-name="ce43" office:value-type="float" office:value="4350" table:number-columns-spanned="3" table:number-rows-spanned="1">
            <text:p>4 350,00 ₽</text:p>
          </table:table-cell>
          <table:covered-table-cell table:style-name="ce53"/>
          <table:covered-table-cell/>
          <table:table-cell table:number-columns-repeated="1018"/>
        </table:table-row>
        <table:table-row table:style-name="ro12">
          <table:table-cell table:style-name="ce6" office:value-type="float" office:value="65">
            <text:p>65</text:p>
          </table:table-cell>
          <table:table-cell table:style-name="ce21" office:value-type="string" table:number-columns-spanned="2" table:number-rows-spanned="1">
            <text:p>Вскрытие и дренирование абсцессов, фурункулов, карбункулов, гидроаденитов 1 категории</text:p>
          </table:table-cell>
          <table:covered-table-cell/>
          <table:table-cell table:style-name="ce39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66">
            <text:p>66</text:p>
          </table:table-cell>
          <table:table-cell table:style-name="ce21" office:value-type="string" table:number-columns-spanned="2" table:number-rows-spanned="1">
            <text:p>Вскрытие и дренирование абсцессов, фурункулов, карбункулов, гидроаденитов 2 категории</text:p>
          </table:table-cell>
          <table:covered-table-cell/>
          <table:table-cell table:style-name="ce39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67">
            <text:p>67</text:p>
          </table:table-cell>
          <table:table-cell table:style-name="ce21" office:value-type="string" table:number-columns-spanned="2" table:number-rows-spanned="1">
            <text:p>Вскрытие и дренирование абсцессов, фурункулов, карбункулов, гидроаденитов 3 категории</text:p>
          </table:table-cell>
          <table:covered-table-cell/>
          <table:table-cell table:style-name="ce39" office:value-type="float" office:value="3150" table:number-columns-spanned="3" table:number-rows-spanned="1">
            <text:p>3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68">
            <text:p>68</text:p>
          </table:table-cell>
          <table:table-cell table:style-name="ce21" office:value-type="string" table:number-columns-spanned="2" table:number-rows-spanned="1">
            <text:p>Лечение вросшего ногтя (краевая резекция ногтевой пластины)</text:p>
          </table:table-cell>
          <table:covered-table-cell/>
          <table:table-cell table:style-name="ce39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69">
            <text:p>69</text:p>
          </table:table-cell>
          <table:table-cell table:style-name="ce17" office:value-type="string" table:number-columns-spanned="2" table:number-rows-spanned="1">
            <text:p>Удаление инородных тел мягких тканей</text:p>
          </table:table-cell>
          <table:covered-table-cell/>
          <table:table-cell table:style-name="ce39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70">
            <text:p>70</text:p>
          </table:table-cell>
          <table:table-cell table:style-name="ce17" office:value-type="string" table:number-columns-spanned="2" table:number-rows-spanned="1">
            <text:p>Хирургическая обработка раны</text:p>
          </table:table-cell>
          <table:covered-table-cell/>
          <table:table-cell table:style-name="ce4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71">
            <text:p>71</text:p>
          </table:table-cell>
          <table:table-cell table:style-name="ce22" office:value-type="string" table:number-columns-spanned="2" table:number-rows-spanned="1">
            <text:p>Операция при поверхностной форме панариция (кожный, подкожный, подногтевой)</text:p>
          </table:table-cell>
          <table:covered-table-cell/>
          <table:table-cell table:style-name="ce43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72">
            <text:p>72</text:p>
          </table:table-cell>
          <table:table-cell table:style-name="ce17" office:value-type="string" table:number-columns-spanned="2" table:number-rows-spanned="1">
            <text:p>Удаление атеромы до 0,5 см</text:p>
          </table:table-cell>
          <table:covered-table-cell/>
          <table:table-cell table:style-name="ce39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73">
            <text:p>73</text:p>
          </table:table-cell>
          <table:table-cell table:style-name="ce17" office:value-type="string" table:number-columns-spanned="2" table:number-rows-spanned="1">
            <text:p>Удаление папиллом до 5 шт</text:p>
          </table:table-cell>
          <table:covered-table-cell/>
          <table:table-cell table:style-name="ce39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74">
            <text:p>74</text:p>
          </table:table-cell>
          <table:table-cell table:style-name="ce17" office:value-type="string" table:number-columns-spanned="2" table:number-rows-spanned="1">
            <text:p>Удаление папиллом до 10 шт</text:p>
          </table:table-cell>
          <table:covered-table-cell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75">
            <text:p>75</text:p>
          </table:table-cell>
          <table:table-cell table:style-name="ce10" office:value-type="string" table:number-columns-spanned="2" table:number-rows-spanned="1">
            <text:p>Удаление папиллом кожи подмышек</text:p>
          </table:table-cell>
          <table:covered-table-cell/>
          <table:table-cell table:style-name="ce39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76">
            <text:p>76</text:p>
          </table:table-cell>
          <table:table-cell table:style-name="ce10" office:value-type="string" table:number-columns-spanned="2" table:number-rows-spanned="1">
            <text:p>Удаление папиллом век</text:p>
          </table:table-cell>
          <table:covered-table-cell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77">
            <text:p>77</text:p>
          </table:table-cell>
          <table:table-cell table:style-name="ce17" office:value-type="string" table:number-columns-spanned="2" table:number-rows-spanned="1">
            <text:p>Удаление папиллом кожи шеи</text:p>
          </table:table-cell>
          <table:covered-table-cell/>
          <table:table-cell table:style-name="ce39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78">
            <text:p>78</text:p>
          </table:table-cell>
          <table:table-cell table:style-name="ce17" office:value-type="string" table:number-columns-spanned="2" table:number-rows-spanned="1">
            <text:p>Удаление папиллом кожи туловища</text:p>
          </table:table-cell>
          <table:covered-table-cell/>
          <table:table-cell table:style-name="ce39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79">
            <text:p>79</text:p>
          </table:table-cell>
          <table:table-cell table:style-name="ce17" office:value-type="string" table:number-columns-spanned="2" table:number-rows-spanned="1">
            <text:p>Удаление папиллом кожи паха</text:p>
          </table:table-cell>
          <table:covered-table-cell/>
          <table:table-cell table:style-name="ce39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80">
            <text:p>80</text:p>
          </table:table-cell>
          <table:table-cell table:style-name="ce21" office:value-type="string" table:number-columns-spanned="2" table:number-rows-spanned="1">
            <text:p>Удаление расширенных сосудов инъекционное на ногах (сосудистые звездочки, 1 категории)</text:p>
          </table:table-cell>
          <table:covered-table-cell/>
          <table:table-cell table:style-name="ce39" office:value-type="float" office:value="1800" table:number-columns-spanned="3" table:number-rows-spanned="1">
            <text:p>1 80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81">
            <text:p>81</text:p>
          </table:table-cell>
          <table:table-cell table:style-name="ce21" office:value-type="string" table:number-columns-spanned="2" table:number-rows-spanned="1">
            <text:p>Удаление расширенных сосудов инъекционное на ногах (сосудистые звездочки, 2 категории)</text:p>
          </table:table-cell>
          <table:covered-table-cell/>
          <table:table-cell table:style-name="ce39" office:value-type="float" office:value="2900" table:number-columns-spanned="3" table:number-rows-spanned="1">
            <text:p>2 90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82">
            <text:p>82</text:p>
          </table:table-cell>
          <table:table-cell table:style-name="ce17" office:value-type="string" table:number-columns-spanned="2" table:number-rows-spanned="1">
            <text:p>Удаление одной кератомы до 0,5 см</text:p>
          </table:table-cell>
          <table:covered-table-cell/>
          <table:table-cell table:style-name="ce39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83">
            <text:p>83</text:p>
          </table:table-cell>
          <table:table-cell table:style-name="ce17" office:value-type="string" table:number-columns-spanned="2" table:number-rows-spanned="1">
            <text:p>Удаление одной кератомы от 0,5 до 1 см</text:p>
          </table:table-cell>
          <table:covered-table-cell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84">
            <text:p>84</text:p>
          </table:table-cell>
          <table:table-cell table:style-name="ce17" office:value-type="string" table:number-columns-spanned="2" table:number-rows-spanned="1">
            <text:p>Удаление бородавок кисти рук</text:p>
          </table:table-cell>
          <table:covered-table-cell/>
          <table:table-cell table:style-name="ce39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85">
            <text:p>85</text:p>
          </table:table-cell>
          <table:table-cell table:style-name="ce17" office:value-type="string" table:number-columns-spanned="2" table:number-rows-spanned="1">
            <text:p>Удаление бородавок стопы</text:p>
          </table:table-cell>
          <table:covered-table-cell/>
          <table:table-cell table:style-name="ce39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86">
            <text:p>86</text:p>
          </table:table-cell>
          <table:table-cell table:style-name="ce17" office:value-type="string" table:number-columns-spanned="2" table:number-rows-spanned="1">
            <text:p>Удаление атеромы на коже до 0,5 см аппаратом Milta TM</text:p>
          </table:table-cell>
          <table:covered-table-cell/>
          <table:table-cell table:style-name="ce39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87">
            <text:p>87</text:p>
          </table:table-cell>
          <table:table-cell table:style-name="ce17" office:value-type="string" table:number-columns-spanned="2" table:number-rows-spanned="1">
            <text:p>Удаление атеромы на коже более 0,5 см аппаратом Milta TM</text:p>
          </table:table-cell>
          <table:covered-table-cell/>
          <table:table-cell table:style-name="ce39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88">
            <text:p>88</text:p>
          </table:table-cell>
          <table:table-cell table:style-name="ce17" office:value-type="string" table:number-columns-spanned="2" table:number-rows-spanned="1">
            <text:p>Удаление папиллом на коже до 5 шт аппаратом Milta TM</text:p>
          </table:table-cell>
          <table:covered-table-cell/>
          <table:table-cell table:style-name="ce39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89">
            <text:p>89</text:p>
          </table:table-cell>
          <table:table-cell table:style-name="ce17" office:value-type="string" table:number-columns-spanned="2" table:number-rows-spanned="1">
            <text:p>Удаление папиллом на коже до 10 шт аппаратом Milta TM</text:p>
          </table:table-cell>
          <table:covered-table-cell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90">
            <text:p>90</text:p>
          </table:table-cell>
          <table:table-cell table:style-name="ce21" office:value-type="string" table:number-columns-spanned="2" table:number-rows-spanned="1">
            <text:p>Удаление свыше 10 папиллом на коже аппаратом Milta TM (каждая папиллома)</text:p>
          </table:table-cell>
          <table:covered-table-cell/>
          <table:table-cell table:style-name="ce39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91">
            <text:p>91</text:p>
          </table:table-cell>
          <table:table-cell table:style-name="ce21" office:value-type="string" table:number-columns-spanned="2" table:number-rows-spanned="1">
            <text:p>Удаление мягкой фибромы, невуса на коже до 0,5 см аппаратом Milta TM</text:p>
          </table:table-cell>
          <table:covered-table-cell/>
          <table:table-cell table:style-name="ce39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92">
            <text:p>92</text:p>
          </table:table-cell>
          <table:table-cell table:style-name="ce21" office:value-type="string" table:number-columns-spanned="2" table:number-rows-spanned="1">
            <text:p>Удаление мягкой фибромы, невуса на коже свыше 0,5 см аппаратом Milta TM</text:p>
          </table:table-cell>
          <table:covered-table-cell/>
          <table:table-cell table:style-name="ce39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93">
            <text:p>93</text:p>
          </table:table-cell>
          <table:table-cell table:style-name="ce21" office:value-type="string" table:number-columns-spanned="2" table:number-rows-spanned="1">
            <text:p>Удаление одной кератомы на коже до 0,5 см аппаратом Milta TM</text:p>
          </table:table-cell>
          <table:covered-table-cell/>
          <table:table-cell table:style-name="ce39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94">
            <text:p>94</text:p>
          </table:table-cell>
          <table:table-cell table:style-name="ce21" office:value-type="string" table:number-columns-spanned="2" table:number-rows-spanned="1">
            <text:p>Удаление одной кератомы на коже от 0,5 до 1 см аппаратом Milta TM</text:p>
          </table:table-cell>
          <table:covered-table-cell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95">
            <text:p>95</text:p>
          </table:table-cell>
          <table:table-cell table:style-name="ce21" office:value-type="string" table:number-columns-spanned="2" table:number-rows-spanned="1">
            <text:p>Удаление бородавок кисти рук аппаратом Milta TM</text:p>
          </table:table-cell>
          <table:covered-table-cell/>
          <table:table-cell table:style-name="ce39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96">
            <text:p>96</text:p>
          </table:table-cell>
          <table:table-cell table:style-name="ce21" office:value-type="string" table:number-columns-spanned="2" table:number-rows-spanned="1">
            <text:p>Удаление бородавок стопы аппаратом Milta TM</text:p>
          </table:table-cell>
          <table:covered-table-cell/>
          <table:table-cell table:style-name="ce39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97">
            <text:p>97</text:p>
          </table:table-cell>
          <table:table-cell table:style-name="ce21" office:value-type="string" table:number-columns-spanned="2" table:number-rows-spanned="1">
            <text:p>Удаление расширенных сосудов (сосудистые звездочки) аппаратом Milta TM</text:p>
          </table:table-cell>
          <table:covered-table-cell/>
          <table:table-cell table:style-name="ce39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98">
            <text:p>98</text:p>
          </table:table-cell>
          <table:table-cell table:style-name="ce21" office:value-type="string" table:number-columns-spanned="2" table:number-rows-spanned="1">
            <text:p>Удаление вросшего ногтя аппаратом Milta TM</text:p>
          </table:table-cell>
          <table:covered-table-cell/>
          <table:table-cell table:style-name="ce39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7"/>
          <table:table-cell table:style-name="ce23" office:value-type="string" table:number-columns-spanned="5" table:number-rows-spanned="1">
            <text:p>Функциональная диагностика</text:p>
          </table:table-cell>
          <table:covered-table-cell table:style-name="ce33"/>
          <table:covered-table-cell table:style-name="ce45"/>
          <table:covered-table-cell table:style-name="ce54"/>
          <table:covered-table-cell table:style-name="ce7"/>
          <table:table-cell table:number-columns-repeated="1018"/>
        </table:table-row>
        <table:table-row table:style-name="ro8">
          <table:table-cell table:style-name="ce8" office:value-type="float" office:value="99">
            <text:p>99</text:p>
          </table:table-cell>
          <table:table-cell table:style-name="ce18" office:value-type="string" table:number-columns-spanned="2" table:number-rows-spanned="1">
            <text:p>Электрокардиограмма (ЭКГ) с расшифровкой</text:p>
          </table:table-cell>
          <table:covered-table-cell table:style-name="ce18"/>
          <table:table-cell table:style-name="ce40" office:value-type="float" office:value="400" table:number-columns-spanned="3" table:number-rows-spanned="1">
            <text:p>400,00 ₽</text:p>
          </table:table-cell>
          <table:covered-table-cell table:style-name="ce50"/>
          <table:covered-table-cell table:style-name="ce8"/>
          <table:table-cell table:number-columns-repeated="1018"/>
        </table:table-row>
        <table:table-row table:style-name="ro8">
          <table:table-cell table:style-name="ce8" office:value-type="float" office:value="100">
            <text:p>100</text:p>
          </table:table-cell>
          <table:table-cell table:style-name="ce18" office:value-type="string" table:number-columns-spanned="2" table:number-rows-spanned="1">
            <text:p>Электрокардиограмма (ЭКГ) без расшифровки</text:p>
          </table:table-cell>
          <table:covered-table-cell table:style-name="ce18"/>
          <table:table-cell table:style-name="ce40" office:value-type="float" office:value="350" table:number-columns-spanned="3" table:number-rows-spanned="1">
            <text:p>350,00 ₽</text:p>
          </table:table-cell>
          <table:covered-table-cell table:style-name="ce50"/>
          <table:covered-table-cell table:style-name="ce8"/>
          <table:table-cell table:number-columns-repeated="1018"/>
        </table:table-row>
        <table:table-row table:style-name="ro8">
          <table:table-cell table:style-name="ce8" office:value-type="float" office:value="101">
            <text:p>101</text:p>
          </table:table-cell>
          <table:table-cell table:style-name="ce18" office:value-type="string" table:number-columns-spanned="2" table:number-rows-spanned="1">
            <text:p>Суточный мониторинг ЭКГ (3-канальный Холтер), 24 часа</text:p>
          </table:table-cell>
          <table:covered-table-cell/>
          <table:table-cell table:style-name="ce39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/>
          <table:table-cell table:style-name="ce16" office:value-type="string" table:number-columns-spanned="5" table:number-rows-spanned="1">
            <text:p>Ультразвуковая диагностика (Дымшакова Н.Ю. )</text:p>
          </table:table-cell>
          <table:covered-table-cell table:number-columns-repeated="4"/>
          <table:table-cell table:number-columns-repeated="1018"/>
        </table:table-row>
        <table:table-row table:style-name="ro12">
          <table:table-cell table:style-name="ce6" office:value-type="float" office:value="102">
            <text:p>102</text:p>
          </table:table-cell>
          <table:table-cell table:style-name="ce21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/>
          <table:table-cell table:style-name="ce39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03">
            <text:p>103</text:p>
          </table:table-cell>
          <table:table-cell table:style-name="ce21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04">
            <text:p>104</text:p>
          </table:table-cell>
          <table:table-cell table:style-name="ce21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9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05">
            <text:p>105</text:p>
          </table:table-cell>
          <table:table-cell table:style-name="ce21" office:value-type="string" table:number-columns-spanned="2" table:number-rows-spanned="1">
            <text:p>УЗИ акушерское, от 12 до 17 недель</text:p>
          </table:table-cell>
          <table:covered-table-cell/>
          <table:table-cell table:style-name="ce39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06">
            <text:p>106</text:p>
          </table:table-cell>
          <table:table-cell table:style-name="ce21" office:value-type="string" table:number-columns-spanned="2" table:number-rows-spanned="1">
            <text:p>УЗИ акушерское, от 18 до 40 недель</text:p>
          </table:table-cell>
          <table:covered-table-cell/>
          <table:table-cell table:style-name="ce39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07">
            <text:p>107</text:p>
          </table:table-cell>
          <table:table-cell table:style-name="ce21" office:value-type="string" table:number-columns-spanned="2" table:number-rows-spanned="1">
            <text:p>Определение пола</text:p>
          </table:table-cell>
          <table:covered-table-cell/>
          <table:table-cell table:style-name="ce39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08">
            <text:p>108</text:p>
          </table:table-cell>
          <table:table-cell table:style-name="ce21" office:value-type="string" table:number-columns-spanned="2" table:number-rows-spanned="1">
            <text:p>Снимок плода</text:p>
          </table:table-cell>
          <table:covered-table-cell/>
          <table:table-cell table:style-name="ce39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09">
            <text:p>109</text:p>
          </table:table-cell>
          <table:table-cell table:style-name="ce21" office:value-type="string" table:number-columns-spanned="2" table:number-rows-spanned="1">
            <text:p>Снимок УЗИ</text:p>
          </table:table-cell>
          <table:covered-table-cell/>
          <table:table-cell table:style-name="ce39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10">
            <text:p>110</text:p>
          </table:table-cell>
          <table:table-cell table:style-name="ce21" office:value-type="string" table:number-columns-spanned="2" table:number-rows-spanned="1">
            <text:p>Симфиз (лонное сочленение у беременных)</text:p>
          </table:table-cell>
          <table:covered-table-cell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11">
            <text:p>111</text:p>
          </table:table-cell>
          <table:table-cell table:style-name="ce21" office:value-type="string" table:number-columns-spanned="2" table:number-rows-spanned="1">
            <text:p>Допплерометрия</text:p>
          </table:table-cell>
          <table:covered-table-cell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4">
          <table:table-cell table:style-name="ce6" office:value-type="float" office:value="112">
            <text:p>112</text:p>
          </table:table-cell>
          <table:table-cell table:style-name="ce21" office:value-type="string" table:number-columns-spanned="2" table:number-rows-spanned="1">
            <text:p>Цервикометрия</text:p>
          </table:table-cell>
          <table:covered-table-cell/>
          <table:table-cell table:style-name="ce39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13">
            <text:p>113</text:p>
          </table:table-cell>
          <table:table-cell table:style-name="ce21" office:value-type="string" table:number-columns-spanned="2" table:number-rows-spanned="1">
            <text:p>УЗИ почек, надпочечников, мочеточника</text:p>
          </table:table-cell>
          <table:covered-table-cell/>
          <table:table-cell table:style-name="ce39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14">
            <text:p>114</text:p>
          </table:table-cell>
          <table:table-cell table:style-name="ce21" office:value-type="string" table:number-columns-spanned="2" table:number-rows-spanned="1">
            <text:p>УЗИ мочевого пузыря</text:p>
          </table:table-cell>
          <table:covered-table-cell/>
          <table:table-cell table:style-name="ce39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115">
            <text:p>115</text:p>
          </table:table-cell>
          <table:table-cell table:style-name="ce21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/>
          <table:table-cell table:style-name="ce39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116">
            <text:p>116</text:p>
          </table:table-cell>
          <table:table-cell table:style-name="ce21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/>
          <table:table-cell table:style-name="ce39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117">
            <text:p>117</text:p>
          </table:table-cell>
          <table:table-cell table:style-name="ce21" office:value-type="string" table:number-columns-spanned="2" table:number-rows-spanned="1">
            <text:p>УЗИ гепатобилиарной зоны (печень, желчный пузырь, поджелудочная железа, селезенка).</text:p>
          </table:table-cell>
          <table:covered-table-cell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118">
            <text:p>118</text:p>
          </table:table-cell>
          <table:table-cell table:style-name="ce21" office:value-type="string" table:number-columns-spanned="2" table:number-rows-spanned="1">
            <text:p>В случае обнаружения при скрининговом УЗИ патологии полого органа (желудок, кишечник) дополнительная оплата за 1 орган</text:p>
          </table:table-cell>
          <table:covered-table-cell/>
          <table:table-cell table:style-name="ce39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19">
            <text:p>119</text:p>
          </table:table-cell>
          <table:table-cell table:style-name="ce21" office:value-type="string" table:number-columns-spanned="2" table:number-rows-spanned="1">
            <text:p>УЗИ сократительной функций желчного пузыря</text:p>
          </table:table-cell>
          <table:covered-table-cell/>
          <table:table-cell table:style-name="ce39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20">
            <text:p>120</text:p>
          </table:table-cell>
          <table:table-cell table:style-name="ce21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9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21">
            <text:p>121</text:p>
          </table:table-cell>
          <table:table-cell table:style-name="ce21" office:value-type="string" table:number-columns-spanned="2" table:number-rows-spanned="1">
            <text:p>УЗИ молочных желез, одной</text:p>
          </table:table-cell>
          <table:covered-table-cell/>
          <table:table-cell table:style-name="ce39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22">
            <text:p>122</text:p>
          </table:table-cell>
          <table:table-cell table:style-name="ce21" office:value-type="string" table:number-columns-spanned="2" table:number-rows-spanned="1">
            <text:p>УЗИ молочных желез, двух</text:p>
          </table:table-cell>
          <table:covered-table-cell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23">
            <text:p>123</text:p>
          </table:table-cell>
          <table:table-cell table:style-name="ce21" office:value-type="string" table:number-columns-spanned="2" table:number-rows-spanned="1">
            <text:p>УЗИ мошонки и яичек</text:p>
          </table:table-cell>
          <table:covered-table-cell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24">
            <text:p>124</text:p>
          </table:table-cell>
          <table:table-cell table:style-name="ce21" office:value-type="string" table:number-columns-spanned="2" table:number-rows-spanned="1">
            <text:p>УЗИ сосудов нижних конечностей (артерии)</text:p>
          </table:table-cell>
          <table:covered-table-cell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25">
            <text:p>125</text:p>
          </table:table-cell>
          <table:table-cell table:style-name="ce21" office:value-type="string" table:number-columns-spanned="2" table:number-rows-spanned="1">
            <text:p>УЗИ сосудов нижних конечностей (вены)</text:p>
          </table:table-cell>
          <table:covered-table-cell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26">
            <text:p>126</text:p>
          </table:table-cell>
          <table:table-cell table:style-name="ce21" office:value-type="string" table:number-columns-spanned="2" table:number-rows-spanned="1">
            <text:p>УЗИ сосудов нижних конечностей (артерии, вены)</text:p>
          </table:table-cell>
          <table:covered-table-cell/>
          <table:table-cell table:style-name="ce39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27">
            <text:p>127</text:p>
          </table:table-cell>
          <table:table-cell table:style-name="ce21" office:value-type="string" table:number-columns-spanned="2" table:number-rows-spanned="1">
            <text:p>УЗИ сосудов верхних конечностей (артерии)</text:p>
          </table:table-cell>
          <table:covered-table-cell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28">
            <text:p>128</text:p>
          </table:table-cell>
          <table:table-cell table:style-name="ce21" office:value-type="string" table:number-columns-spanned="2" table:number-rows-spanned="1">
            <text:p>УЗИ сосудов верхних конечностей (вены)</text:p>
          </table:table-cell>
          <table:covered-table-cell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29">
            <text:p>129</text:p>
          </table:table-cell>
          <table:table-cell table:style-name="ce21" office:value-type="string" table:number-columns-spanned="2" table:number-rows-spanned="1">
            <text:p>УЗИ сосудов верхних конечностей (артерии, вены)</text:p>
          </table:table-cell>
          <table:covered-table-cell/>
          <table:table-cell table:style-name="ce39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30">
            <text:p>130</text:p>
          </table:table-cell>
          <table:table-cell table:style-name="ce21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/>
          <table:table-cell table:style-name="ce39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31">
            <text:p>131</text:p>
          </table:table-cell>
          <table:table-cell table:style-name="ce21" office:value-type="string" table:number-columns-spanned="2" table:number-rows-spanned="1">
            <text:p>УЗИ сосудов почек</text:p>
          </table:table-cell>
          <table:covered-table-cell/>
          <table:table-cell table:style-name="ce39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32">
            <text:p>132</text:p>
          </table:table-cell>
          <table:table-cell table:style-name="ce21" office:value-type="string" table:number-columns-spanned="2" table:number-rows-spanned="1">
            <text:p>УЗИ тазобедренного сустава, одного</text:p>
          </table:table-cell>
          <table:covered-table-cell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33">
            <text:p>133</text:p>
          </table:table-cell>
          <table:table-cell table:style-name="ce21" office:value-type="string" table:number-columns-spanned="2" table:number-rows-spanned="1">
            <text:p>УЗИ тазобедренных суставов, два</text:p>
          </table:table-cell>
          <table:covered-table-cell/>
          <table:table-cell table:style-name="ce39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34">
            <text:p>134</text:p>
          </table:table-cell>
          <table:table-cell table:style-name="ce21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35">
            <text:p>135</text:p>
          </table:table-cell>
          <table:table-cell table:style-name="ce21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9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36">
            <text:p>136</text:p>
          </table:table-cell>
          <table:table-cell table:style-name="ce21" office:value-type="string" table:number-columns-spanned="2" table:number-rows-spanned="1">
            <text:p>УЗИ тазобедренных суставов, два тазобедренных сустава дети до 1 года</text:p>
          </table:table-cell>
          <table:covered-table-cell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37">
            <text:p>137</text:p>
          </table:table-cell>
          <table:table-cell table:style-name="ce21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/>
          <table:table-cell table:style-name="ce39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38">
            <text:p>138</text:p>
          </table:table-cell>
          <table:table-cell table:style-name="ce21" office:value-type="string" table:number-columns-spanned="2" table:number-rows-spanned="1">
            <text:p>УЗИ мягких тканей</text:p>
          </table:table-cell>
          <table:covered-table-cell/>
          <table:table-cell table:style-name="ce39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39">
            <text:p>139</text:p>
          </table:table-cell>
          <table:table-cell table:style-name="ce21" office:value-type="string" table:number-columns-spanned="2" table:number-rows-spanned="1">
            <text:p>УЗИ шейного отдела позвоночника</text:p>
          </table:table-cell>
          <table:covered-table-cell/>
          <table:table-cell table:style-name="ce39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40">
            <text:p>140</text:p>
          </table:table-cell>
          <table:table-cell table:style-name="ce21" office:value-type="string" table:number-columns-spanned="2" table:number-rows-spanned="1">
            <text:p>УЗИ поясничного отдела позвоночника</text:p>
          </table:table-cell>
          <table:covered-table-cell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41">
            <text:p>141</text:p>
          </table:table-cell>
          <table:table-cell table:style-name="ce21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/>
          <table:table-cell table:style-name="ce39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142">
            <text:p>142</text:p>
          </table:table-cell>
          <table:table-cell table:style-name="ce17" office:value-type="string" table:number-columns-spanned="2" table:number-rows-spanned="1">
            <text:p>Эхокардиография (УЗИ сердца) 40 мин.</text:p>
          </table:table-cell>
          <table:covered-table-cell/>
          <table:table-cell table:style-name="ce39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43">
            <text:p>143</text:p>
          </table:table-cell>
          <table:table-cell table:style-name="ce21" office:value-type="string" table:number-columns-spanned="2" table:number-rows-spanned="1">
            <text:p>Нейросонография детям</text:p>
          </table:table-cell>
          <table:covered-table-cell/>
          <table:table-cell table:style-name="ce39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144">
            <text:p>144</text:p>
          </table:table-cell>
          <table:table-cell table:style-name="ce21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9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6" office:value-type="float" office:value="145">
            <text:p>145</text:p>
          </table:table-cell>
          <table:table-cell table:style-name="ce21" office:value-type="string" table:number-columns-spanned="2" table:number-rows-spanned="1">
            <text:p>Комплексное обследование детей, подростков от 7 до 18 лет (УЗИ гепатобилиарной зоны, щитовидная железа, репродуктивные органы)</text:p>
          </table:table-cell>
          <table:covered-table-cell/>
          <table:table-cell table:style-name="ce39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46">
            <text:p>146</text:p>
          </table:table-cell>
          <table:table-cell table:style-name="ce21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9" office:value-type="float" office:value="2450" table:number-columns-spanned="3" table:number-rows-spanned="1">
            <text:p>2 450,00 ₽</text:p>
          </table:table-cell>
          <table:covered-table-cell table:number-columns-repeated="2"/>
          <table:table-cell table:number-columns-repeated="1018"/>
        </table:table-row>
        <table:table-row table:style-name="ro8">
          <table:table-cell table:style-name="ce6" office:value-type="float" office:value="147">
            <text:p>147</text:p>
          </table:table-cell>
          <table:table-cell table:style-name="ce21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9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148">
            <text:p>148</text:p>
          </table:table-cell>
          <table:table-cell table:style-name="ce18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8"/>
          <table:table-cell table:style-name="ce40" office:value-type="float" office:value="5550" table:number-columns-spanned="3" table:number-rows-spanned="1">
            <text:p>5 5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5">
          <table:table-cell table:style-name="ce8"/>
          <table:table-cell table:style-name="ce23" office:value-type="string" table:number-columns-spanned="5" table:number-rows-spanned="1">
            <text:p>Ультразвуковая диагностика (Гордеев С.А.)</text:p>
          </table:table-cell>
          <table:covered-table-cell table:style-name="ce33"/>
          <table:covered-table-cell table:style-name="ce46"/>
          <table:covered-table-cell table:style-name="ce55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49">
            <text:p>149</text:p>
          </table:table-cell>
          <table:table-cell table:style-name="ce18" office:value-type="string" table:number-columns-spanned="2" table:number-rows-spanned="1">
            <text:p>Допплерометрия</text:p>
          </table:table-cell>
          <table:covered-table-cell table:style-name="ce18"/>
          <table:table-cell table:style-name="ce40" office:value-type="float" office:value="1000" table:number-columns-spanned="3" table:number-rows-spanned="1">
            <text:p>1 00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50">
            <text:p>150</text:p>
          </table:table-cell>
          <table:table-cell table:style-name="ce18" office:value-type="string" table:number-columns-spanned="2" table:number-rows-spanned="1">
            <text:p>УЗИ акушерское, до 11 недель</text:p>
          </table:table-cell>
          <table:covered-table-cell table:style-name="ce18"/>
          <table:table-cell table:style-name="ce40" office:value-type="float" office:value="1350" table:number-columns-spanned="3" table:number-rows-spanned="1">
            <text:p>1 3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2">
          <table:table-cell table:style-name="ce8" office:value-type="float" office:value="151">
            <text:p>151</text:p>
          </table:table-cell>
          <table:table-cell table:style-name="ce18" office:value-type="string" table:number-columns-spanned="2" table:number-rows-spanned="1">
            <text:p>УЗИ гепатобилиарной зоны (печень, желчный пузырь, поджелудочная железа, селезенка)</text:p>
          </table:table-cell>
          <table:covered-table-cell table:style-name="ce18"/>
          <table:table-cell table:style-name="ce40" office:value-type="float" office:value="1150" table:number-columns-spanned="3" table:number-rows-spanned="1">
            <text:p>1 1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52">
            <text:p>152</text:p>
          </table:table-cell>
          <table:table-cell table:style-name="ce18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 table:style-name="ce18"/>
          <table:table-cell table:style-name="ce40" office:value-type="float" office:value="750" table:number-columns-spanned="3" table:number-rows-spanned="1">
            <text:p>7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53">
            <text:p>153</text:p>
          </table:table-cell>
          <table:table-cell table:style-name="ce18" office:value-type="string" table:number-columns-spanned="2" table:number-rows-spanned="1">
            <text:p>УЗИ мочевого пузыря</text:p>
          </table:table-cell>
          <table:covered-table-cell table:style-name="ce18"/>
          <table:table-cell table:style-name="ce40" office:value-type="float" office:value="750" table:number-columns-spanned="3" table:number-rows-spanned="1">
            <text:p>7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54">
            <text:p>154</text:p>
          </table:table-cell>
          <table:table-cell table:style-name="ce18" office:value-type="string" table:number-columns-spanned="2" table:number-rows-spanned="1">
            <text:p>УЗИ молочных желез, двух</text:p>
          </table:table-cell>
          <table:covered-table-cell table:style-name="ce18"/>
          <table:table-cell table:style-name="ce40" office:value-type="float" office:value="1050" table:number-columns-spanned="3" table:number-rows-spanned="1">
            <text:p>1 0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55">
            <text:p>155</text:p>
          </table:table-cell>
          <table:table-cell table:style-name="ce18" office:value-type="string" table:number-columns-spanned="2" table:number-rows-spanned="1">
            <text:p>УЗИ молочных желез, одной</text:p>
          </table:table-cell>
          <table:covered-table-cell table:style-name="ce18"/>
          <table:table-cell table:style-name="ce40" office:value-type="float" office:value="650" table:number-columns-spanned="3" table:number-rows-spanned="1">
            <text:p>6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56">
            <text:p>156</text:p>
          </table:table-cell>
          <table:table-cell table:style-name="ce18" office:value-type="string" table:number-columns-spanned="2" table:number-rows-spanned="1">
            <text:p>УЗИ мягких тканей</text:p>
          </table:table-cell>
          <table:covered-table-cell table:style-name="ce18"/>
          <table:table-cell table:style-name="ce40" office:value-type="float" office:value="750" table:number-columns-spanned="3" table:number-rows-spanned="1">
            <text:p>7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57">
            <text:p>157</text:p>
          </table:table-cell>
          <table:table-cell table:style-name="ce18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 table:style-name="ce18"/>
          <table:table-cell table:style-name="ce40" office:value-type="float" office:value="750" table:number-columns-spanned="3" table:number-rows-spanned="1">
            <text:p>7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2">
          <table:table-cell table:style-name="ce8" office:value-type="float" office:value="158">
            <text:p>158</text:p>
          </table:table-cell>
          <table:table-cell table:style-name="ce18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 table:style-name="ce18"/>
          <table:table-cell table:style-name="ce40" office:value-type="float" office:value="1250" table:number-columns-spanned="3" table:number-rows-spanned="1">
            <text:p>1 2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2">
          <table:table-cell table:style-name="ce8" office:value-type="float" office:value="159">
            <text:p>159</text:p>
          </table:table-cell>
          <table:table-cell table:style-name="ce18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 table:style-name="ce18"/>
          <table:table-cell table:style-name="ce40" office:value-type="float" office:value="950" table:number-columns-spanned="3" table:number-rows-spanned="1">
            <text:p>9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60">
            <text:p>160</text:p>
          </table:table-cell>
          <table:table-cell table:style-name="ce18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 table:style-name="ce18"/>
          <table:table-cell table:style-name="ce40" office:value-type="float" office:value="850" table:number-columns-spanned="3" table:number-rows-spanned="1">
            <text:p>8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2">
          <table:table-cell table:style-name="ce8" office:value-type="float" office:value="161">
            <text:p>161</text:p>
          </table:table-cell>
          <table:table-cell table:style-name="ce18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 table:style-name="ce18"/>
          <table:table-cell table:style-name="ce40" office:value-type="float" office:value="1350" table:number-columns-spanned="3" table:number-rows-spanned="1">
            <text:p>1 3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62">
            <text:p>162</text:p>
          </table:table-cell>
          <table:table-cell table:style-name="ce18" office:value-type="string" table:number-columns-spanned="2" table:number-rows-spanned="1">
            <text:p>УЗИ почек, надпочечников, мочеточника</text:p>
          </table:table-cell>
          <table:covered-table-cell table:style-name="ce18"/>
          <table:table-cell table:style-name="ce40" office:value-type="float" office:value="950" table:number-columns-spanned="3" table:number-rows-spanned="1">
            <text:p>9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63">
            <text:p>163</text:p>
          </table:table-cell>
          <table:table-cell table:style-name="ce18" office:value-type="string" table:number-columns-spanned="2" table:number-rows-spanned="1">
            <text:p>УЗИ щитовидной железы</text:p>
          </table:table-cell>
          <table:covered-table-cell table:style-name="ce18"/>
          <table:table-cell table:style-name="ce40" office:value-type="float" office:value="850" table:number-columns-spanned="3" table:number-rows-spanned="1">
            <text:p>8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64">
            <text:p>164</text:p>
          </table:table-cell>
          <table:table-cell table:style-name="ce18" office:value-type="string" table:number-columns-spanned="2" table:number-rows-spanned="1">
            <text:p>УЗИ сократительной функций желчного пузыря</text:p>
          </table:table-cell>
          <table:covered-table-cell table:style-name="ce18"/>
          <table:table-cell table:style-name="ce40" office:value-type="float" office:value="700" table:number-columns-spanned="3" table:number-rows-spanned="1">
            <text:p>70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65">
            <text:p>165</text:p>
          </table:table-cell>
          <table:table-cell table:style-name="ce18" office:value-type="string" table:number-columns-spanned="2" table:number-rows-spanned="1">
            <text:p>УЗИ сосудов нижних конечностей (артерии)</text:p>
          </table:table-cell>
          <table:covered-table-cell table:style-name="ce18"/>
          <table:table-cell table:style-name="ce40" office:value-type="float" office:value="1150" table:number-columns-spanned="3" table:number-rows-spanned="1">
            <text:p>1 1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66">
            <text:p>166</text:p>
          </table:table-cell>
          <table:table-cell table:style-name="ce18" office:value-type="string" table:number-columns-spanned="2" table:number-rows-spanned="1">
            <text:p>УЗИ сосудов нижних конечностей (артерии, вены)</text:p>
          </table:table-cell>
          <table:covered-table-cell table:style-name="ce18"/>
          <table:table-cell table:style-name="ce40" office:value-type="float" office:value="1950" table:number-columns-spanned="3" table:number-rows-spanned="1">
            <text:p>1 9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67">
            <text:p>167</text:p>
          </table:table-cell>
          <table:table-cell table:style-name="ce18" office:value-type="string" table:number-columns-spanned="2" table:number-rows-spanned="1">
            <text:p>УЗИ сосудов нижних конечностей (вены)</text:p>
          </table:table-cell>
          <table:covered-table-cell table:style-name="ce18"/>
          <table:table-cell table:style-name="ce40" office:value-type="float" office:value="1150" table:number-columns-spanned="3" table:number-rows-spanned="1">
            <text:p>1 1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68">
            <text:p>168</text:p>
          </table:table-cell>
          <table:table-cell table:style-name="ce18" office:value-type="string" table:number-columns-spanned="2" table:number-rows-spanned="1">
            <text:p>УЗИ сосудов почек</text:p>
          </table:table-cell>
          <table:covered-table-cell table:style-name="ce18"/>
          <table:table-cell table:style-name="ce40" office:value-type="float" office:value="1150" table:number-columns-spanned="3" table:number-rows-spanned="1">
            <text:p>1 1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69">
            <text:p>169</text:p>
          </table:table-cell>
          <table:table-cell table:style-name="ce18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 table:style-name="ce18"/>
          <table:table-cell table:style-name="ce40" office:value-type="float" office:value="1150" table:number-columns-spanned="3" table:number-rows-spanned="1">
            <text:p>1 1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2">
          <table:table-cell table:style-name="ce8" office:value-type="float" office:value="170">
            <text:p>170</text:p>
          </table:table-cell>
          <table:table-cell table:style-name="ce18" office:value-type="string" table:number-columns-spanned="2" table:number-rows-spanned="1">
            <text:p>Обнаружение при скрининговом УЗИ патологии полого органа (желудок, кишечник) дополнительная оплата за 1 орган</text:p>
          </table:table-cell>
          <table:covered-table-cell table:style-name="ce18"/>
          <table:table-cell table:style-name="ce40" office:value-type="float" office:value="650" table:number-columns-spanned="3" table:number-rows-spanned="1">
            <text:p>65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71">
            <text:p>171</text:p>
          </table:table-cell>
          <table:table-cell table:style-name="ce21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9" office:value-type="float" office:value="2150" table:number-columns-spanned="3" table:number-rows-spanned="1">
            <text:p>2 150,00 ₽</text:p>
          </table:table-cell>
          <table:covered-table-cell/>
          <table:covered-table-cell table:style-name="ce18"/>
          <table:table-cell table:number-columns-repeated="1018"/>
        </table:table-row>
        <table:table-row table:style-name="ro11">
          <table:table-cell table:style-name="ce8" office:value-type="float" office:value="172">
            <text:p>172</text:p>
          </table:table-cell>
          <table:table-cell table:style-name="ce21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9" office:value-type="float" office:value="1450" table:number-columns-spanned="3" table:number-rows-spanned="1">
            <text:p>1 450,00 ₽</text:p>
          </table:table-cell>
          <table:covered-table-cell/>
          <table:covered-table-cell table:style-name="ce18"/>
          <table:table-cell table:number-columns-repeated="1018"/>
        </table:table-row>
        <table:table-row table:style-name="ro12">
          <table:table-cell table:style-name="ce8" office:value-type="float" office:value="173">
            <text:p>173</text:p>
          </table:table-cell>
          <table:table-cell table:style-name="ce21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9" office:value-type="float" office:value="2350" table:number-columns-spanned="3" table:number-rows-spanned="1">
            <text:p>2 350,00 ₽</text:p>
          </table:table-cell>
          <table:covered-table-cell/>
          <table:covered-table-cell table:style-name="ce18"/>
          <table:table-cell table:number-columns-repeated="1018"/>
        </table:table-row>
        <table:table-row table:style-name="ro15">
          <table:table-cell table:style-name="ce8"/>
          <table:table-cell table:style-name="ce24" office:value-type="string" table:number-columns-spanned="5" table:number-rows-spanned="1">
            <text:p>Ультразвуковая диагностика (Прахова А.А.) </text:p>
          </table:table-cell>
          <table:covered-table-cell/>
          <table:covered-table-cell table:style-name="ce39"/>
          <table:covered-table-cell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74">
            <text:p>174</text:p>
          </table:table-cell>
          <table:table-cell table:style-name="ce25" office:value-type="string" table:number-columns-spanned="2" table:number-rows-spanned="1">
            <text:p>Эхокардиография (УЗИ сердца, взрослый) 40 минут</text:p>
          </table:table-cell>
          <table:covered-table-cell table:style-name="ce34"/>
          <table:table-cell table:style-name="ce47" office:value-type="float" office:value="2050" table:number-columns-spanned="3" table:number-rows-spanned="1">
            <text:p>2 0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75">
            <text:p>175</text:p>
          </table:table-cell>
          <table:table-cell table:style-name="ce25" office:value-type="string" table:number-columns-spanned="2" table:number-rows-spanned="1">
            <text:p>Дуплексное сканирование вен нижних конечностей (УЗДГ) 20 минут</text:p>
          </table:table-cell>
          <table:covered-table-cell table:style-name="ce34"/>
          <table:table-cell table:style-name="ce47" office:value-type="float" office:value="2150" table:number-columns-spanned="3" table:number-rows-spanned="1">
            <text:p>2 1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76">
            <text:p>176</text:p>
          </table:table-cell>
          <table:table-cell table:style-name="ce25" office:value-type="string" table:number-columns-spanned="2" table:number-rows-spanned="1">
            <text:p>Дуплексное сканирование артерий нижних конечностей (УЗДГ) 20 минут</text:p>
          </table:table-cell>
          <table:covered-table-cell table:style-name="ce34"/>
          <table:table-cell table:style-name="ce47" office:value-type="float" office:value="2150" table:number-columns-spanned="3" table:number-rows-spanned="1">
            <text:p>2 1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77">
            <text:p>177</text:p>
          </table:table-cell>
          <table:table-cell table:style-name="ce25" office:value-type="string" table:number-columns-spanned="2" table:number-rows-spanned="1">
            <text:p>Дуплексное сканирование вен одной нижней конечности (УЗДГ) 20 минут</text:p>
          </table:table-cell>
          <table:covered-table-cell table:style-name="ce34"/>
          <table:table-cell table:style-name="ce47" office:value-type="float" office:value="1250" table:number-columns-spanned="3" table:number-rows-spanned="1">
            <text:p>1 2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6">
          <table:table-cell table:style-name="ce8" office:value-type="float" office:value="178">
            <text:p>178</text:p>
          </table:table-cell>
          <table:table-cell table:style-name="ce25" office:value-type="string" table:number-columns-spanned="2" table:number-rows-spanned="1">
            <text:p>Дуплексное сканирование артерий одной нижней конечности <text:span text:style-name="T1">( УЗДГ) 15 мин </text:span></text:p>
          </table:table-cell>
          <table:covered-table-cell table:style-name="ce34"/>
          <table:table-cell table:style-name="ce47" office:value-type="float" office:value="1250" table:number-columns-spanned="3" table:number-rows-spanned="1">
            <text:p>1 2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79">
            <text:p>179</text:p>
          </table:table-cell>
          <table:table-cell table:style-name="ce25" office:value-type="string" table:number-columns-spanned="2" table:number-rows-spanned="1">
            <text:p>Дуплексное сканирование вен верхних конечностей <text:span text:style-name="T1">(УЗДГ) 20 </text:span><text:span text:style-name="T1">минут </text:span></text:p>
          </table:table-cell>
          <table:covered-table-cell table:style-name="ce34"/>
          <table:table-cell table:style-name="ce47" office:value-type="float" office:value="1650" table:number-columns-spanned="3" table:number-rows-spanned="1">
            <text:p>1 6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80">
            <text:p>180</text:p>
          </table:table-cell>
          <table:table-cell table:style-name="ce25" office:value-type="string" table:number-columns-spanned="2" table:number-rows-spanned="1">
            <text:p>Дуплексное сканирование артерий верхних конечностей<text:span text:style-name="T2"> </text:span><text:span text:style-name="T1">(УЗДГ) 20 минут </text:span></text:p>
          </table:table-cell>
          <table:covered-table-cell table:style-name="ce34"/>
          <table:table-cell table:style-name="ce47" office:value-type="float" office:value="1850" table:number-columns-spanned="3" table:number-rows-spanned="1">
            <text:p>1 8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81">
            <text:p>181</text:p>
          </table:table-cell>
          <table:table-cell table:style-name="ce25" office:value-type="string" table:number-columns-spanned="2" table:number-rows-spanned="1">
            <text:p>Дуплексное сканирование вен одной верхней конечности <text:span text:style-name="T1">(УЗДГ) </text:span><text:span text:style-name="T1">15 минут </text:span></text:p>
          </table:table-cell>
          <table:covered-table-cell table:style-name="ce34"/>
          <table:table-cell table:style-name="ce47" office:value-type="float" office:value="1250" table:number-columns-spanned="3" table:number-rows-spanned="1">
            <text:p>1 2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182">
            <text:p>182</text:p>
          </table:table-cell>
          <table:table-cell table:style-name="ce25" office:value-type="string" table:number-columns-spanned="2" table:number-rows-spanned="1">
            <text:p>Дуплексное сканирование артерий одной верхней конечности<text:span text:style-name="T2"> </text:span><text:span text:style-name="T1">(УЗДГ) 15 минут </text:span></text:p>
          </table:table-cell>
          <table:covered-table-cell table:style-name="ce34"/>
          <table:table-cell table:style-name="ce47" office:value-type="float" office:value="1250" table:number-columns-spanned="3" table:number-rows-spanned="1">
            <text:p>1 2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183">
            <text:p>183</text:p>
          </table:table-cell>
          <table:table-cell table:style-name="ce25" office:value-type="string" table:number-columns-spanned="2" table:number-rows-spanned="1">
            <text:p>Дуплексное сканирование сосудов нижних конечностей<text:span text:style-name="T2"> </text:span><text:span text:style-name="T1">(УЗДГ) вены + артерии 30 минут</text:span></text:p>
          </table:table-cell>
          <table:covered-table-cell table:style-name="ce34"/>
          <table:table-cell table:style-name="ce47" office:value-type="float" office:value="2350" table:number-columns-spanned="3" table:number-rows-spanned="1">
            <text:p>2 3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184">
            <text:p>184</text:p>
          </table:table-cell>
          <table:table-cell table:style-name="ce25" office:value-type="string" table:number-columns-spanned="2" table:number-rows-spanned="1">
            <text:p>Дуплексное сканирование сосудов верхних конечностей <text:span text:style-name="T1">(УЗДГ) вены + артерии 30 минут</text:span></text:p>
          </table:table-cell>
          <table:covered-table-cell table:style-name="ce34"/>
          <table:table-cell table:style-name="ce47" office:value-type="float" office:value="2350" table:number-columns-spanned="3" table:number-rows-spanned="1">
            <text:p>2 3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185">
            <text:p>185</text:p>
          </table:table-cell>
          <table:table-cell table:style-name="ce25" office:value-type="string" table:number-columns-spanned="2" table:number-rows-spanned="1">
            <text:p>Дуплексное сканирование сосудов (шеи) с цветным; доплеровским картированием 20 минут</text:p>
          </table:table-cell>
          <table:covered-table-cell table:style-name="ce34"/>
          <table:table-cell table:style-name="ce47" office:value-type="float" office:value="1650" table:number-columns-spanned="3" table:number-rows-spanned="1">
            <text:p>1 6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186">
            <text:p>186</text:p>
          </table:table-cell>
          <table:table-cell table:style-name="ce25" office:value-type="string" table:number-columns-spanned="2" table:number-rows-spanned="1">
            <text:p>Дуплексное сканирование сосудов (головы) с цветным доплеровским картированием 20 минут</text:p>
          </table:table-cell>
          <table:covered-table-cell table:style-name="ce34"/>
          <table:table-cell table:style-name="ce47" office:value-type="float" office:value="1650" table:number-columns-spanned="3" table:number-rows-spanned="1">
            <text:p>1 6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187">
            <text:p>187</text:p>
          </table:table-cell>
          <table:table-cell table:style-name="ce25" office:value-type="string" table:number-columns-spanned="2" table:number-rows-spanned="1">
            <text:p>Дуплексное сканирование брахиоцефальных сосудов с цветным доплеровским картированием (артерии головы и шеи) 30 минут</text:p>
          </table:table-cell>
          <table:covered-table-cell table:style-name="ce34"/>
          <table:table-cell table:style-name="ce47" office:value-type="float" office:value="2850" table:number-columns-spanned="3" table:number-rows-spanned="1">
            <text:p>2 8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188">
            <text:p>188</text:p>
          </table:table-cell>
          <table:table-cell table:style-name="ce25" office:value-type="string" table:number-columns-spanned="2" table:number-rows-spanned="1">
            <text:p>УЗИ гепатобилиарной зоны (печень, желчный пузырь, желчные протоки, поджелудочная железа, селезенка) 20 минут</text:p>
          </table:table-cell>
          <table:covered-table-cell table:style-name="ce34"/>
          <table:table-cell table:style-name="ce47" office:value-type="float" office:value="1250" table:number-columns-spanned="3" table:number-rows-spanned="1">
            <text:p>1 2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189">
            <text:p>189</text:p>
          </table:table-cell>
          <table:table-cell table:style-name="ce25" office:value-type="string" table:number-columns-spanned="2" table:number-rows-spanned="1">
            <text:p>УЗИ гепатобилиарной зоны (с определением функции желчного пузыря) проба с пробным завтраком 20 минут</text:p>
          </table:table-cell>
          <table:covered-table-cell table:style-name="ce34"/>
          <table:table-cell table:style-name="ce47" office:value-type="float" office:value="1450" table:number-columns-spanned="3" table:number-rows-spanned="1">
            <text:p>1 4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90">
            <text:p>190</text:p>
          </table:table-cell>
          <table:table-cell table:style-name="ce25" office:value-type="string" table:number-columns-spanned="2" table:number-rows-spanned="1">
            <text:p>УЗИ желчного пузыря без определения функций 10 минут</text:p>
          </table:table-cell>
          <table:covered-table-cell table:style-name="ce34"/>
          <table:table-cell table:style-name="ce47" office:value-type="float" office:value="500" table:number-columns-spanned="3" table:number-rows-spanned="1">
            <text:p>5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91">
            <text:p>191</text:p>
          </table:table-cell>
          <table:table-cell table:style-name="ce25" office:value-type="string" table:number-columns-spanned="2" table:number-rows-spanned="1">
            <text:p>УЗИ желчного пузыря с определением функции 10 минут</text:p>
          </table:table-cell>
          <table:covered-table-cell table:style-name="ce34"/>
          <table:table-cell table:style-name="ce47" office:value-type="float" office:value="800" table:number-columns-spanned="3" table:number-rows-spanned="1">
            <text:p>8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92">
            <text:p>192</text:p>
          </table:table-cell>
          <table:table-cell table:style-name="ce25" office:value-type="string" table:number-columns-spanned="2" table:number-rows-spanned="1">
            <text:p>Комплексное УЗИ органов брюшной полости и почек 20 минут </text:p>
          </table:table-cell>
          <table:covered-table-cell table:style-name="ce34"/>
          <table:table-cell table:style-name="ce47" office:value-type="float" office:value="1550" table:number-columns-spanned="3" table:number-rows-spanned="1">
            <text:p>1 5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93">
            <text:p>193</text:p>
          </table:table-cell>
          <table:table-cell table:style-name="ce25" office:value-type="string" table:number-columns-spanned="2" table:number-rows-spanned="1">
            <text:p>Комплексное УЗИ органов брюшной полости и почек (дети до 1 года)</text:p>
          </table:table-cell>
          <table:covered-table-cell table:style-name="ce34"/>
          <table:table-cell table:style-name="ce47" office:value-type="float" office:value="1250" table:number-columns-spanned="3" table:number-rows-spanned="1">
            <text:p>1 2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94">
            <text:p>194</text:p>
          </table:table-cell>
          <table:table-cell table:style-name="ce25" office:value-type="string" table:number-columns-spanned="2" table:number-rows-spanned="1">
            <text:p>УЗИ печени, желчного пузыря и протоков 15 минут </text:p>
          </table:table-cell>
          <table:covered-table-cell table:style-name="ce34"/>
          <table:table-cell table:style-name="ce47" office:value-type="float" office:value="1300" table:number-columns-spanned="3" table:number-rows-spanned="1">
            <text:p>1 3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95">
            <text:p>195</text:p>
          </table:table-cell>
          <table:table-cell table:style-name="ce25" office:value-type="string" table:number-columns-spanned="2" table:number-rows-spanned="1">
            <text:p>УЗИ печени 10 минут</text:p>
          </table:table-cell>
          <table:covered-table-cell table:style-name="ce34"/>
          <table:table-cell table:style-name="ce47" office:value-type="float" office:value="670" table:number-columns-spanned="3" table:number-rows-spanned="1">
            <text:p>67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96">
            <text:p>196</text:p>
          </table:table-cell>
          <table:table-cell table:style-name="ce25" office:value-type="string" table:number-columns-spanned="2" table:number-rows-spanned="1">
            <text:p>УЗИ селезенки 10 минут</text:p>
          </table:table-cell>
          <table:covered-table-cell table:style-name="ce34"/>
          <table:table-cell table:style-name="ce47" office:value-type="float" office:value="540" table:number-columns-spanned="3" table:number-rows-spanned="1">
            <text:p>54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97">
            <text:p>197</text:p>
          </table:table-cell>
          <table:table-cell table:style-name="ce25" office:value-type="string" table:number-columns-spanned="2" table:number-rows-spanned="1">
            <text:p>УЗИ поджелудочной железы 10 минут</text:p>
          </table:table-cell>
          <table:covered-table-cell table:style-name="ce34"/>
          <table:table-cell table:style-name="ce47" office:value-type="float" office:value="750" table:number-columns-spanned="3" table:number-rows-spanned="1">
            <text:p>7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198">
            <text:p>198</text:p>
          </table:table-cell>
          <table:table-cell table:style-name="ce25" office:value-type="string" table:number-columns-spanned="2" table:number-rows-spanned="1">
            <text:p>УЗИ щитовидной железы с исследованием сосудов и кровотока объемных образований 20 минут </text:p>
          </table:table-cell>
          <table:covered-table-cell table:style-name="ce34"/>
          <table:table-cell table:style-name="ce47" office:value-type="float" office:value="950" table:number-columns-spanned="3" table:number-rows-spanned="1">
            <text:p>9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199">
            <text:p>199</text:p>
          </table:table-cell>
          <table:table-cell table:style-name="ce25" office:value-type="string" table:number-columns-spanned="2" table:number-rows-spanned="1">
            <text:p>УЗИ надпочечников 15 минут</text:p>
          </table:table-cell>
          <table:covered-table-cell table:style-name="ce34"/>
          <table:table-cell table:style-name="ce47" office:value-type="float" office:value="700" table:number-columns-spanned="3" table:number-rows-spanned="1">
            <text:p>7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00">
            <text:p>200</text:p>
          </table:table-cell>
          <table:table-cell table:style-name="ce25" office:value-type="string" table:number-columns-spanned="2" table:number-rows-spanned="1">
            <text:p>УЗИ грудных желез у мужчин 15 минут</text:p>
          </table:table-cell>
          <table:covered-table-cell table:style-name="ce34"/>
          <table:table-cell table:style-name="ce47" office:value-type="float" office:value="800" table:number-columns-spanned="3" table:number-rows-spanned="1">
            <text:p>8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01">
            <text:p>201</text:p>
          </table:table-cell>
          <table:table-cell table:style-name="ce25" office:value-type="string" table:number-columns-spanned="2" table:number-rows-spanned="1">
            <text:p>УЗИ мочевого пузыря 15 минут</text:p>
          </table:table-cell>
          <table:covered-table-cell table:style-name="ce34"/>
          <table:table-cell table:style-name="ce47" office:value-type="float" office:value="850" table:number-columns-spanned="3" table:number-rows-spanned="1">
            <text:p>8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02">
            <text:p>202</text:p>
          </table:table-cell>
          <table:table-cell table:style-name="ce25" office:value-type="string" table:number-columns-spanned="2" table:number-rows-spanned="1">
            <text:p>УЗИ мочевого пузыря (с определением остаточного объема) 15 минут</text:p>
          </table:table-cell>
          <table:covered-table-cell table:style-name="ce34"/>
          <table:table-cell table:style-name="ce47" office:value-type="float" office:value="750" table:number-columns-spanned="3" table:number-rows-spanned="1">
            <text:p>7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03">
            <text:p>203</text:p>
          </table:table-cell>
          <table:table-cell table:style-name="ce25" office:value-type="string" table:number-columns-spanned="2" table:number-rows-spanned="1">
            <text:p>УЗИ органов мошонки (узи яичек) 20 минут</text:p>
          </table:table-cell>
          <table:covered-table-cell table:style-name="ce34"/>
          <table:table-cell table:style-name="ce47" office:value-type="float" office:value="1100" table:number-columns-spanned="3" table:number-rows-spanned="1">
            <text:p>1 1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04">
            <text:p>204</text:p>
          </table:table-cell>
          <table:table-cell table:style-name="ce25" office:value-type="string" table:number-columns-spanned="2" table:number-rows-spanned="1">
            <text:p>УЗИ почек, надпочечников и забрюшинного пространства 20 минут</text:p>
          </table:table-cell>
          <table:covered-table-cell table:style-name="ce34"/>
          <table:table-cell table:style-name="ce47" office:value-type="float" office:value="1050" table:number-columns-spanned="3" table:number-rows-spanned="1">
            <text:p>1 0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05">
            <text:p>205</text:p>
          </table:table-cell>
          <table:table-cell table:style-name="ce25" office:value-type="string" table:number-columns-spanned="2" table:number-rows-spanned="1">
            <text:p>УЗИ одной почки 15 минут</text:p>
          </table:table-cell>
          <table:covered-table-cell table:style-name="ce34"/>
          <table:table-cell table:style-name="ce47" office:value-type="float" office:value="450" table:number-columns-spanned="3" table:number-rows-spanned="1">
            <text:p>4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06">
            <text:p>206</text:p>
          </table:table-cell>
          <table:table-cell table:style-name="ce25" office:value-type="string" table:number-columns-spanned="2" table:number-rows-spanned="1">
            <text:p>УЗИ предстательной железы (трансабдоминальный датчик) 20 минут </text:p>
          </table:table-cell>
          <table:covered-table-cell table:style-name="ce34"/>
          <table:table-cell table:style-name="ce47" office:value-type="float" office:value="1050" table:number-columns-spanned="3" table:number-rows-spanned="1">
            <text:p>1 0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07">
            <text:p>207</text:p>
          </table:table-cell>
          <table:table-cell table:style-name="ce25" office:value-type="string" table:number-columns-spanned="2" table:number-rows-spanned="1">
            <text:p>УЗИ предстательной железы трансректальное (ТРУЗИ) 20 минут</text:p>
          </table:table-cell>
          <table:covered-table-cell table:style-name="ce34"/>
          <table:table-cell table:style-name="ce47" office:value-type="float" office:value="1350" table:number-columns-spanned="3" table:number-rows-spanned="1">
            <text:p>1 3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08">
            <text:p>208</text:p>
          </table:table-cell>
          <table:table-cell table:style-name="ce25" office:value-type="string" table:number-columns-spanned="2" table:number-rows-spanned="1">
            <text:p>УЗИ почек + мочевого пузыря 20 минут</text:p>
          </table:table-cell>
          <table:covered-table-cell table:style-name="ce34"/>
          <table:table-cell table:style-name="ce47" office:value-type="float" office:value="1400" table:number-columns-spanned="3" table:number-rows-spanned="1">
            <text:p>1 4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09">
            <text:p>209</text:p>
          </table:table-cell>
          <table:table-cell table:style-name="ce25" office:value-type="string" table:number-columns-spanned="2" table:number-rows-spanned="1">
            <text:p>УЗИ органов малого таза женщины (трансабдоминальный датчик) 20 минут </text:p>
          </table:table-cell>
          <table:covered-table-cell table:style-name="ce34"/>
          <table:table-cell table:style-name="ce47" office:value-type="float" office:value="1150" table:number-columns-spanned="3" table:number-rows-spanned="1">
            <text:p>1 1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10">
            <text:p>210</text:p>
          </table:table-cell>
          <table:table-cell table:style-name="ce25" office:value-type="string" table:number-columns-spanned="2" table:number-rows-spanned="1">
            <text:p>УЗИ органов малого таза женщины (трансвагинальный датчик) 20 минут</text:p>
          </table:table-cell>
          <table:covered-table-cell table:style-name="ce34"/>
          <table:table-cell table:style-name="ce47" office:value-type="float" office:value="1350" table:number-columns-spanned="3" table:number-rows-spanned="1">
            <text:p>1 3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211">
            <text:p>211</text:p>
          </table:table-cell>
          <table:table-cell table:style-name="ce25" office:value-type="string" table:number-columns-spanned="2" table:number-rows-spanned="1">
            <text:p>УЗИ органов малого таза женщины после прерывания беременности 15 минут</text:p>
          </table:table-cell>
          <table:covered-table-cell table:style-name="ce34"/>
          <table:table-cell table:style-name="ce47" office:value-type="float" office:value="800" table:number-columns-spanned="3" table:number-rows-spanned="1">
            <text:p>8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212">
            <text:p>212</text:p>
          </table:table-cell>
          <table:table-cell table:style-name="ce25" office:value-type="string" table:number-columns-spanned="2" table:number-rows-spanned="1">
            <text:p>УЗИ мониторинг созревания фолликулов и эндометрия, контроль установки ВМК 15 минут </text:p>
          </table:table-cell>
          <table:covered-table-cell table:style-name="ce34"/>
          <table:table-cell table:style-name="ce47" office:value-type="float" office:value="650" table:number-columns-spanned="3" table:number-rows-spanned="1">
            <text:p>6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13">
            <text:p>213</text:p>
          </table:table-cell>
          <table:table-cell table:style-name="ce25" office:value-type="string" table:number-columns-spanned="2" table:number-rows-spanned="1">
            <text:p>Цервикометрия 15 минут</text:p>
          </table:table-cell>
          <table:covered-table-cell table:style-name="ce34"/>
          <table:table-cell table:style-name="ce47" office:value-type="float" office:value="850" table:number-columns-spanned="3" table:number-rows-spanned="1">
            <text:p>8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14">
            <text:p>214</text:p>
          </table:table-cell>
          <table:table-cell table:style-name="ce25" office:value-type="string" table:number-columns-spanned="2" table:number-rows-spanned="1">
            <text:p>Симфиз (лонное сочленение у беременных) 15 минут</text:p>
          </table:table-cell>
          <table:covered-table-cell table:style-name="ce34"/>
          <table:table-cell table:style-name="ce47" office:value-type="float" office:value="1100" table:number-columns-spanned="3" table:number-rows-spanned="1">
            <text:p>1 1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15">
            <text:p>215</text:p>
          </table:table-cell>
          <table:table-cell table:style-name="ce21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9" office:value-type="float" office:value="1350" table:number-columns-spanned="3" table:number-rows-spanned="1">
            <text:p>1 350,00 ₽</text:p>
          </table:table-cell>
          <table:covered-table-cell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16">
            <text:p>216</text:p>
          </table:table-cell>
          <table:table-cell table:style-name="ce25" office:value-type="string" table:number-columns-spanned="2" table:number-rows-spanned="1">
            <text:p>УЗИ молочных желез (двух) 20 минут</text:p>
          </table:table-cell>
          <table:covered-table-cell table:style-name="ce34"/>
          <table:table-cell table:style-name="ce47" office:value-type="float" office:value="1150" table:number-columns-spanned="3" table:number-rows-spanned="1">
            <text:p>1 1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17">
            <text:p>217</text:p>
          </table:table-cell>
          <table:table-cell table:style-name="ce25" office:value-type="string" table:number-columns-spanned="2" table:number-rows-spanned="1">
            <text:p>УЗИ молочных желез (одна) 20 минут</text:p>
          </table:table-cell>
          <table:covered-table-cell table:style-name="ce34"/>
          <table:table-cell table:style-name="ce47" office:value-type="float" office:value="750" table:number-columns-spanned="3" table:number-rows-spanned="1">
            <text:p>7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218">
            <text:p>218</text:p>
          </table:table-cell>
          <table:table-cell table:style-name="ce25" office:value-type="string" table:number-columns-spanned="2" table:number-rows-spanned="1">
            <text:p>УЗИ мягких тканей с исследованием кровотока объемных образований (1 анатомическая зона) 15 минут</text:p>
          </table:table-cell>
          <table:covered-table-cell table:style-name="ce34"/>
          <table:table-cell table:style-name="ce47" office:value-type="float" office:value="850" table:number-columns-spanned="3" table:number-rows-spanned="1">
            <text:p>8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219">
            <text:p>219</text:p>
          </table:table-cell>
          <table:table-cell table:style-name="ce25" office:value-type="string" table:number-columns-spanned="2" table:number-rows-spanned="1">
            <text:p>УЗИ мягких тканей с исследованием кровотока объемных образований (2 анатомические зоны)20 минут</text:p>
          </table:table-cell>
          <table:covered-table-cell table:style-name="ce34"/>
          <table:table-cell table:style-name="ce47" office:value-type="float" office:value="1200" table:number-columns-spanned="3" table:number-rows-spanned="1">
            <text:p>1 2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220">
            <text:p>220</text:p>
          </table:table-cell>
          <table:table-cell table:style-name="ce25" office:value-type="string" table:number-columns-spanned="2" table:number-rows-spanned="1">
            <text:p>УЗИ мягких тканей с исследованием кровотока объемных образований (3 анатомические зоны) 20 минут</text:p>
          </table:table-cell>
          <table:covered-table-cell table:style-name="ce34"/>
          <table:table-cell table:style-name="ce47" office:value-type="float" office:value="1500" table:number-columns-spanned="3" table:number-rows-spanned="1">
            <text:p>1 5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2">
          <table:table-cell table:style-name="ce8" office:value-type="float" office:value="221">
            <text:p>221</text:p>
          </table:table-cell>
          <table:table-cell table:style-name="ce25" office:value-type="string" table:number-columns-spanned="2" table:number-rows-spanned="1">
            <text:p>УЗИ 1 симметричных поверхностно расположенных лимфоузлов группы 20 минут</text:p>
          </table:table-cell>
          <table:covered-table-cell table:style-name="ce34"/>
          <table:table-cell table:style-name="ce47" office:value-type="float" office:value="850" table:number-columns-spanned="3" table:number-rows-spanned="1">
            <text:p>8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7">
          <table:table-cell table:style-name="ce8" office:value-type="float" office:value="222">
            <text:p>222</text:p>
          </table:table-cell>
          <table:table-cell table:style-name="ce25" office:value-type="string" table:number-columns-spanned="2" table:number-rows-spanned="1">
            <text:p>УЗИ сустава и прилежащих тканей (одного крупного сустава (тазобедренного коленного, голеностопного, плечевого, локтевого, лучезапястного) 15 минут</text:p>
          </table:table-cell>
          <table:covered-table-cell table:style-name="ce34"/>
          <table:table-cell table:style-name="ce47" office:value-type="float" office:value="1150" table:number-columns-spanned="3" table:number-rows-spanned="1">
            <text:p>1 1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23">
            <text:p>223</text:p>
          </table:table-cell>
          <table:table-cell table:style-name="ce25" office:value-type="string" table:number-columns-spanned="2" table:number-rows-spanned="1">
            <text:p>УЗИ 2 симметричных суставов и прилежащих тканей (два сустава) 20 минут</text:p>
          </table:table-cell>
          <table:covered-table-cell table:style-name="ce34"/>
          <table:table-cell table:style-name="ce47" office:value-type="float" office:value="1650" table:number-columns-spanned="3" table:number-rows-spanned="1">
            <text:p>1 6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24">
            <text:p>224</text:p>
          </table:table-cell>
          <table:table-cell table:style-name="ce25" office:value-type="string" table:number-columns-spanned="2" table:number-rows-spanned="1">
            <text:p>УЗИ суставов кисти 20 минут</text:p>
          </table:table-cell>
          <table:covered-table-cell table:style-name="ce34"/>
          <table:table-cell table:style-name="ce47" office:value-type="float" office:value="1250" table:number-columns-spanned="3" table:number-rows-spanned="1">
            <text:p>1 2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25">
            <text:p>225</text:p>
          </table:table-cell>
          <table:table-cell table:style-name="ce25" office:value-type="string" table:number-columns-spanned="2" table:number-rows-spanned="1">
            <text:p>УЗИ лучезапястного сустава и суставов кисти 20 минут</text:p>
          </table:table-cell>
          <table:covered-table-cell table:style-name="ce34"/>
          <table:table-cell table:style-name="ce47" office:value-type="float" office:value="2300" table:number-columns-spanned="3" table:number-rows-spanned="1">
            <text:p>2 3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26">
            <text:p>226</text:p>
          </table:table-cell>
          <table:table-cell table:style-name="ce25" office:value-type="string" table:number-columns-spanned="2" table:number-rows-spanned="1">
            <text:p>УЗИ мелких суставов стопы (с одной стороны)20 минут</text:p>
          </table:table-cell>
          <table:covered-table-cell table:style-name="ce34"/>
          <table:table-cell table:style-name="ce47" office:value-type="float" office:value="1350" table:number-columns-spanned="3" table:number-rows-spanned="1">
            <text:p>1 3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27">
            <text:p>227</text:p>
          </table:table-cell>
          <table:table-cell table:style-name="ce25" office:value-type="string" table:number-columns-spanned="2" table:number-rows-spanned="1">
            <text:p>УЗИ мелких суставов стопы (с двух сторон) 20 минут</text:p>
          </table:table-cell>
          <table:covered-table-cell table:style-name="ce34"/>
          <table:table-cell table:style-name="ce47" office:value-type="float" office:value="2350" table:number-columns-spanned="3" table:number-rows-spanned="1">
            <text:p>2 3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28">
            <text:p>228</text:p>
          </table:table-cell>
          <table:table-cell table:style-name="ce25" office:value-type="string" table:number-columns-spanned="2" table:number-rows-spanned="1">
            <text:p>УЗИ тазобедренного сустава (дети до 1 года)</text:p>
          </table:table-cell>
          <table:covered-table-cell table:style-name="ce34"/>
          <table:table-cell table:style-name="ce47" office:value-type="float" office:value="1150" table:number-columns-spanned="3" table:number-rows-spanned="1">
            <text:p>1 1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29">
            <text:p>229</text:p>
          </table:table-cell>
          <table:table-cell table:style-name="ce25" office:value-type="string" table:number-columns-spanned="2" table:number-rows-spanned="1">
            <text:p>Снимок УЗИ</text:p>
          </table:table-cell>
          <table:covered-table-cell table:style-name="ce34"/>
          <table:table-cell table:style-name="ce47" office:value-type="float" office:value="500" table:number-columns-spanned="3" table:number-rows-spanned="1">
            <text:p>50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30">
            <text:p>230</text:p>
          </table:table-cell>
          <table:table-cell table:style-name="ce21" office:value-type="string" table:number-columns-spanned="2" table:number-rows-spanned="1">
            <text:p>Комплексное обследование «Мужское здоровье»</text:p>
          </table:table-cell>
          <table:covered-table-cell table:style-name="ce34"/>
          <table:table-cell table:style-name="ce47" office:value-type="float" office:value="1750" table:number-columns-spanned="3" table:number-rows-spanned="1">
            <text:p>1 7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31">
            <text:p>231</text:p>
          </table:table-cell>
          <table:table-cell table:style-name="ce21" office:value-type="string" table:number-columns-spanned="2" table:number-rows-spanned="1">
            <text:p>Комплексное обследование «Женское здоровье»</text:p>
          </table:table-cell>
          <table:covered-table-cell table:style-name="ce34"/>
          <table:table-cell table:style-name="ce47" office:value-type="float" office:value="2450" table:number-columns-spanned="3" table:number-rows-spanned="1">
            <text:p>2 4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32">
            <text:p>232</text:p>
          </table:table-cell>
          <table:table-cell table:style-name="ce21" office:value-type="string" table:number-columns-spanned="2" table:number-rows-spanned="1">
            <text:p>Комплексное обследование «Грудничок» (дети до 1 года)</text:p>
          </table:table-cell>
          <table:covered-table-cell table:style-name="ce34"/>
          <table:table-cell table:style-name="ce47" office:value-type="float" office:value="2750" table:number-columns-spanned="3" table:number-rows-spanned="1">
            <text:p>2 7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33">
            <text:p>233</text:p>
          </table:table-cell>
          <table:table-cell table:style-name="ce21" office:value-type="string" table:number-columns-spanned="2" table:number-rows-spanned="1">
            <text:p>Комплексное обследование детей «Будь здоров» </text:p>
          </table:table-cell>
          <table:covered-table-cell table:style-name="ce34"/>
          <table:table-cell table:style-name="ce47" office:value-type="float" office:value="2750" table:number-columns-spanned="3" table:number-rows-spanned="1">
            <text:p>2 7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34">
            <text:p>234</text:p>
          </table:table-cell>
          <table:table-cell table:style-name="ce25" office:value-type="string" table:number-columns-spanned="2" table:number-rows-spanned="1">
            <text:p>УЗИ комплекс для детского сада и школы</text:p>
          </table:table-cell>
          <table:covered-table-cell table:style-name="ce34"/>
          <table:table-cell table:style-name="ce47" office:value-type="float" office:value="2050" table:number-columns-spanned="3" table:number-rows-spanned="1">
            <text:p>2 0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35">
            <text:p>235</text:p>
          </table:table-cell>
          <table:table-cell table:style-name="ce21" office:value-type="string" table:number-columns-spanned="2" table:number-rows-spanned="1">
            <text:p>Нейросонография детям</text:p>
          </table:table-cell>
          <table:covered-table-cell table:style-name="ce34"/>
          <table:table-cell table:style-name="ce47" office:value-type="float" office:value="1050" table:number-columns-spanned="3" table:number-rows-spanned="1">
            <text:p>1 0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236">
            <text:p>236</text:p>
          </table:table-cell>
          <table:table-cell table:style-name="ce21" office:value-type="string" table:number-columns-spanned="2" table:number-rows-spanned="1">
            <text:p>Транскраниальная сонография черной субстанции</text:p>
          </table:table-cell>
          <table:covered-table-cell table:style-name="ce34"/>
          <table:table-cell table:style-name="ce47" office:value-type="float" office:value="1850" table:number-columns-spanned="3" table:number-rows-spanned="1">
            <text:p>1 850,00 ₽</text:p>
          </table:table-cell>
          <table:covered-table-cell table:style-name="ce56"/>
          <table:covered-table-cell table:style-name="ce8"/>
          <table:table-cell table:number-columns-repeated="1018"/>
        </table:table-row>
        <table:table-row table:style-name="ro13">
          <table:table-cell table:style-name="ce9"/>
          <table:table-cell table:style-name="ce16" office:value-type="string" table:number-columns-spanned="5" table:number-rows-spanned="1">
            <text:p>Больничные листы, справки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table:style-name="ce6" office:value-type="float" office:value="237">
            <text:p>237</text:p>
          </table:table-cell>
          <table:table-cell table:style-name="ce17" office:value-type="string" table:number-columns-spanned="2" table:number-rows-spanned="1">
            <text:p>Оформление больничного листа</text:p>
          </table:table-cell>
          <table:covered-table-cell/>
          <table:table-cell table:style-name="ce39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238">
            <text:p>238</text:p>
          </table:table-cell>
          <table:table-cell table:style-name="ce17" office:value-type="string" table:number-columns-spanned="2" table:number-rows-spanned="1">
            <text:p>Оформление справки (по болезни)</text:p>
          </table:table-cell>
          <table:covered-table-cell/>
          <table:table-cell table:style-name="ce39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6"/>
          <table:table-cell table:style-name="ce23" office:value-type="string" table:number-columns-spanned="5" table:number-rows-spanned="1">
            <text:p>Диагностические программы</text:p>
          </table:table-cell>
          <table:covered-table-cell/>
          <table:covered-table-cell table:style-name="ce39"/>
          <table:covered-table-cell table:number-columns-repeated="2"/>
          <table:table-cell table:number-columns-repeated="1018"/>
        </table:table-row>
        <table:table-row table:style-name="ro11">
          <table:table-cell table:style-name="ce6" office:value-type="float" office:value="239">
            <text:p>239</text:p>
          </table:table-cell>
          <table:table-cell table:style-name="ce18" office:value-type="string" table:number-columns-spanned="2" table:number-rows-spanned="1">
            <text:p>Программа «Онко-контроль для мужчин»</text:p>
          </table:table-cell>
          <table:covered-table-cell table:style-name="ce18"/>
          <table:table-cell table:style-name="ce40" office:value-type="float" office:value="5000" table:number-columns-spanned="3" table:number-rows-spanned="1">
            <text:p>5 00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6" office:value-type="float" office:value="240">
            <text:p>240</text:p>
          </table:table-cell>
          <table:table-cell table:style-name="ce18" office:value-type="string" table:number-columns-spanned="2" table:number-rows-spanned="1">
            <text:p>Программа «Онко-контроль для женщин»</text:p>
          </table:table-cell>
          <table:covered-table-cell table:style-name="ce18"/>
          <table:table-cell table:style-name="ce40" office:value-type="float" office:value="5000" table:number-columns-spanned="3" table:number-rows-spanned="1">
            <text:p>5 00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11">
          <table:table-cell table:style-name="ce6" office:value-type="float" office:value="241">
            <text:p>241</text:p>
          </table:table-cell>
          <table:table-cell table:style-name="ce18" office:value-type="string" table:number-columns-spanned="2" table:number-rows-spanned="1">
            <text:p>Программа «Стоп тромбоз»</text:p>
          </table:table-cell>
          <table:covered-table-cell table:style-name="ce18"/>
          <table:table-cell table:style-name="ce40" office:value-type="float" office:value="4000" table:number-columns-spanned="3" table:number-rows-spanned="1">
            <text:p>4 000,00 ₽</text:p>
          </table:table-cell>
          <table:covered-table-cell table:style-name="ce50"/>
          <table:covered-table-cell table:style-name="ce18"/>
          <table:table-cell table:number-columns-repeated="1018"/>
        </table:table-row>
        <table:table-row table:style-name="ro5">
          <table:table-cell table:style-name="ce10"/>
          <table:table-cell table:style-name="ce16" office:value-type="string" table:number-columns-spanned="5" table:number-rows-spanned="1">
            <text:p>Процедурный кабинет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table:style-name="ce6" office:value-type="float" office:value="242">
            <text:p>242</text:p>
          </table:table-cell>
          <table:table-cell table:style-name="ce17" office:value-type="string" table:number-columns-spanned="2" table:number-rows-spanned="1">
            <text:p>Забор анализа крови</text:p>
          </table:table-cell>
          <table:covered-table-cell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243">
            <text:p>243</text:p>
          </table:table-cell>
          <table:table-cell table:style-name="ce17" office:value-type="string" table:number-columns-spanned="2" table:number-rows-spanned="1">
            <text:p>Забор анализа на дому с выездом (кроме ПЦР КОВИД)</text:p>
          </table:table-cell>
          <table:covered-table-cell/>
          <table:table-cell table:style-name="ce39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244">
            <text:p>244</text:p>
          </table:table-cell>
          <table:table-cell table:style-name="ce17" office:value-type="string" table:number-columns-spanned="2" table:number-rows-spanned="1">
            <text:p>Внутримышечные (подкожные) инъекции</text:p>
          </table:table-cell>
          <table:covered-table-cell/>
          <table:table-cell table:style-name="ce39" office:value-type="float" office:value="150" table:number-columns-spanned="3" table:number-rows-spanned="1">
            <text:p>1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245">
            <text:p>245</text:p>
          </table:table-cell>
          <table:table-cell table:style-name="ce17" office:value-type="string" table:number-columns-spanned="2" table:number-rows-spanned="1">
            <text:p>Внутривенная, внутримышечная (подкожная) инъекция (каждая последующая) </text:p>
          </table:table-cell>
          <table:covered-table-cell/>
          <table:table-cell table:style-name="ce39" office:value-type="float" office:value="50" table:number-columns-spanned="3" table:number-rows-spanned="1">
            <text:p>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246">
            <text:p>246</text:p>
          </table:table-cell>
          <table:table-cell table:style-name="ce17" office:value-type="string" table:number-columns-spanned="2" table:number-rows-spanned="1">
            <text:p>Внутривенные инъекции</text:p>
          </table:table-cell>
          <table:covered-table-cell/>
          <table:table-cell table:style-name="ce39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247">
            <text:p>247</text:p>
          </table:table-cell>
          <table:table-cell table:style-name="ce17" office:value-type="string" table:number-columns-spanned="2" table:number-rows-spanned="1">
            <text:p>Внутривенно-капельное введение препаратов</text:p>
          </table:table-cell>
          <table:covered-table-cell/>
          <table:table-cell table:style-name="ce39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248">
            <text:p>248</text:p>
          </table:table-cell>
          <table:table-cell table:style-name="ce17" office:value-type="string" table:number-columns-spanned="2" table:number-rows-spanned="1">
            <text:p>Внутривенно-капельное введение препаратов+внутривенные инъекции</text:p>
          </table:table-cell>
          <table:covered-table-cell/>
          <table:table-cell table:style-name="ce39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249">
            <text:p>249</text:p>
          </table:table-cell>
          <table:table-cell table:style-name="ce17" office:value-type="string" table:number-columns-spanned="2" table:number-rows-spanned="1">
            <text:p>Удаление клеща</text:p>
          </table:table-cell>
          <table:covered-table-cell/>
          <table:table-cell table:style-name="ce39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6" office:value-type="float" office:value="250">
            <text:p>250</text:p>
          </table:table-cell>
          <table:table-cell table:style-name="ce17" office:value-type="string" table:number-columns-spanned="2" table:number-rows-spanned="1">
            <text:p>Удаление клеща + прием терапевта</text:p>
          </table:table-cell>
          <table:covered-table-cell/>
          <table:table-cell table:style-name="ce39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8">
          <table:table-cell table:style-name="ce6" office:value-type="float" office:value="251">
            <text:p>251</text:p>
          </table:table-cell>
          <table:table-cell table:style-name="ce26" office:value-type="string" table:number-columns-spanned="2" table:number-rows-spanned="1">
            <text:p>Экспресс-тест на выявление COVID-19 </text:p>
          </table:table-cell>
          <table:covered-table-cell/>
          <table:table-cell table:style-name="ce39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10"/>
          <table:table-cell table:style-name="ce16" office:value-type="string" table:number-columns-spanned="5" table:number-rows-spanned="1">
            <text:p>Лабораторные исследования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table:style-name="ce11" office:value-type="string" table:number-columns-spanned="6" table:number-rows-spanned="1">
            <text:p>Клинический анализ крови</text:p>
          </table:table-cell>
          <table:covered-table-cell table:number-columns-repeated="5" table:style-name="ce27"/>
          <table:table-cell table:number-columns-repeated="1018"/>
        </table:table-row>
        <table:table-row table:style-name="ro11">
          <table:table-cell table:style-name="ce12" office:value-type="float" office:value="252">
            <text:p>252</text:p>
          </table:table-cell>
          <table:table-cell table:style-name="ce28" office:value-type="string" table:number-columns-spanned="2" table:number-rows-spanned="1">
            <text:p>Клинический анализ крови, общий анализ мочи, глюкоза крови</text:p>
          </table:table-cell>
          <table:covered-table-cell table:style-name="ce28"/>
          <table:table-cell table:style-name="ce48" office:value-type="float" office:value="650" table:number-columns-spanned="3" table:number-rows-spanned="1">
            <text:p>6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53">
            <text:p>253</text:p>
          </table:table-cell>
          <table:table-cell table:style-name="ce28" office:value-type="string" table:number-columns-spanned="2" table:number-rows-spanned="1">
            <text:p>Клинический анализ крови</text:p>
          </table:table-cell>
          <table:covered-table-cell table:style-name="ce28"/>
          <table:table-cell table:style-name="ce48" office:value-type="float" office:value="350" table:number-columns-spanned="3" table:number-rows-spanned="1">
            <text:p>3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54">
            <text:p>254</text:p>
          </table:table-cell>
          <table:table-cell table:style-name="ce28" office:value-type="string" table:number-columns-spanned="2" table:number-rows-spanned="1">
            <text:p>Развернутый анализ крови c лейкоформулой вручную</text:p>
          </table:table-cell>
          <table:covered-table-cell table:style-name="ce28"/>
          <table:table-cell table:style-name="ce48" office:value-type="float" office:value="450" table:number-columns-spanned="3" table:number-rows-spanned="1">
            <text:p>4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55">
            <text:p>255</text:p>
          </table:table-cell>
          <table:table-cell table:style-name="ce28" office:value-type="string" table:number-columns-spanned="2" table:number-rows-spanned="1">
            <text:p>Длительность кровотечения и время свертываемости крови</text:p>
          </table:table-cell>
          <table:covered-table-cell table:style-name="ce28"/>
          <table:table-cell table:style-name="ce48" office:value-type="float" office:value="350" table:number-columns-spanned="3" table:number-rows-spanned="1">
            <text:p>3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56">
            <text:p>256</text:p>
          </table:table-cell>
          <table:table-cell table:style-name="ce28" office:value-type="string" table:number-columns-spanned="2" table:number-rows-spanned="1">
            <text:p>Гемоглобин</text:p>
          </table:table-cell>
          <table:covered-table-cell table:style-name="ce28"/>
          <table:table-cell table:style-name="ce48" office:value-type="float" office:value="200" table:number-columns-spanned="3" table:number-rows-spanned="1">
            <text:p>2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57">
            <text:p>257</text:p>
          </table:table-cell>
          <table:table-cell table:style-name="ce28" office:value-type="string" table:number-columns-spanned="2" table:number-rows-spanned="1">
            <text:p>Тромбоциты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58">
            <text:p>258</text:p>
          </table:table-cell>
          <table:table-cell table:style-name="ce28" office:value-type="string" table:number-columns-spanned="2" table:number-rows-spanned="1">
            <text:p>СОЭ</text:p>
          </table:table-cell>
          <table:covered-table-cell table:style-name="ce28"/>
          <table:table-cell table:style-name="ce48" office:value-type="float" office:value="200" table:number-columns-spanned="3" table:number-rows-spanned="1">
            <text:p>2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59">
            <text:p>259</text:p>
          </table:table-cell>
          <table:table-cell table:style-name="ce28" office:value-type="string" table:number-columns-spanned="2" table:number-rows-spanned="1">
            <text:p>Лейкоциты</text:p>
          </table:table-cell>
          <table:covered-table-cell table:style-name="ce28"/>
          <table:table-cell table:style-name="ce48" office:value-type="float" office:value="200" table:number-columns-spanned="3" table:number-rows-spanned="1">
            <text:p>2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60">
            <text:p>260</text:p>
          </table:table-cell>
          <table:table-cell table:style-name="ce28" office:value-type="string" table:number-columns-spanned="2" table:number-rows-spanned="1">
            <text:p>Гематокрит</text:p>
          </table:table-cell>
          <table:covered-table-cell table:style-name="ce28"/>
          <table:table-cell table:style-name="ce48" office:value-type="float" office:value="200" table:number-columns-spanned="3" table:number-rows-spanned="1">
            <text:p>2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61">
            <text:p>261</text:p>
          </table:table-cell>
          <table:table-cell table:style-name="ce28" office:value-type="string" table:number-columns-spanned="2" table:number-rows-spanned="1">
            <text:p>Экспресс диагностика сифилиса (РМП)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62">
            <text:p>262</text:p>
          </table:table-cell>
          <table:table-cell table:style-name="ce28" office:value-type="string" table:number-columns-spanned="2" table:number-rows-spanned="1">
            <text:p>Определение группы крови и резус фактора</text:p>
          </table:table-cell>
          <table:covered-table-cell table:style-name="ce28"/>
          <table:table-cell table:style-name="ce48" office:value-type="float" office:value="400" table:number-columns-spanned="3" table:number-rows-spanned="1">
            <text:p>4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63">
            <text:p>263</text:p>
          </table:table-cell>
          <table:table-cell table:style-name="ce28" office:value-type="string" table:number-columns-spanned="2" table:number-rows-spanned="1">
            <text:p>Соскоб на я/глистов</text:p>
          </table:table-cell>
          <table:covered-table-cell table:style-name="ce28"/>
          <table:table-cell table:style-name="ce48" office:value-type="float" office:value="200" table:number-columns-spanned="3" table:number-rows-spanned="1">
            <text:p>2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64">
            <text:p>264</text:p>
          </table:table-cell>
          <table:table-cell table:style-name="ce28" office:value-type="string" table:number-columns-spanned="2" table:number-rows-spanned="1">
            <text:p>Общий анализ мочи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65">
            <text:p>265</text:p>
          </table:table-cell>
          <table:table-cell table:style-name="ce28" office:value-type="string" table:number-columns-spanned="2" table:number-rows-spanned="1">
            <text:p>Анализ мочи по Нечипоренко</text:p>
          </table:table-cell>
          <table:covered-table-cell table:style-name="ce28"/>
          <table:table-cell table:style-name="ce48" office:value-type="float" office:value="270" table:number-columns-spanned="3" table:number-rows-spanned="1">
            <text:p>27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66">
            <text:p>266</text:p>
          </table:table-cell>
          <table:table-cell table:style-name="ce28" office:value-type="string" table:number-columns-spanned="2" table:number-rows-spanned="1">
            <text:p>Анализ крови на сахар (по глюкометру)</text:p>
          </table:table-cell>
          <table:covered-table-cell table:style-name="ce28"/>
          <table:table-cell table:style-name="ce48" office:value-type="float" office:value="230" table:number-columns-spanned="3" table:number-rows-spanned="1">
            <text:p>23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67">
            <text:p>267</text:p>
          </table:table-cell>
          <table:table-cell table:style-name="ce28" office:value-type="string" table:number-columns-spanned="2" table:number-rows-spanned="1">
            <text:p>Белок мочи</text:p>
          </table:table-cell>
          <table:covered-table-cell table:style-name="ce28"/>
          <table:table-cell table:style-name="ce48" office:value-type="float" office:value="230" table:number-columns-spanned="3" table:number-rows-spanned="1">
            <text:p>23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68">
            <text:p>268</text:p>
          </table:table-cell>
          <table:table-cell table:style-name="ce28" office:value-type="string" table:number-columns-spanned="2" table:number-rows-spanned="1">
            <text:p>Амилаза мочи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69">
            <text:p>269</text:p>
          </table:table-cell>
          <table:table-cell table:style-name="ce28" office:value-type="string" table:number-columns-spanned="2" table:number-rows-spanned="1">
            <text:p>Микроальбумин в моче</text:p>
          </table:table-cell>
          <table:covered-table-cell table:style-name="ce28"/>
          <table:table-cell table:style-name="ce48" office:value-type="float" office:value="350" table:number-columns-spanned="3" table:number-rows-spanned="1">
            <text:p>3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70">
            <text:p>270</text:p>
          </table:table-cell>
          <table:table-cell table:style-name="ce28" office:value-type="string" table:number-columns-spanned="2" table:number-rows-spanned="1">
            <text:p>Кальций в моче</text:p>
          </table:table-cell>
          <table:covered-table-cell table:style-name="ce28"/>
          <table:table-cell table:style-name="ce48" office:value-type="float" office:value="200" table:number-columns-spanned="3" table:number-rows-spanned="1">
            <text:p>2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71">
            <text:p>271</text:p>
          </table:table-cell>
          <table:table-cell table:style-name="ce28" office:value-type="string" table:number-columns-spanned="2" table:number-rows-spanned="1">
            <text:p>Фосфор в моче</text:p>
          </table:table-cell>
          <table:covered-table-cell table:style-name="ce28"/>
          <table:table-cell table:style-name="ce48" office:value-type="float" office:value="200" table:number-columns-spanned="3" table:number-rows-spanned="1">
            <text:p>2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3">
          <table:table-cell table:style-name="ce11" office:value-type="string" table:number-columns-spanned="6" table:number-rows-spanned="1">
            <text:p>Микроскопическое исследование </text:p>
          </table:table-cell>
          <table:covered-table-cell table:number-columns-repeated="5" table:style-name="ce27"/>
          <table:table-cell table:number-columns-repeated="1018"/>
        </table:table-row>
        <table:table-row table:style-name="ro11">
          <table:table-cell table:style-name="ce12" office:value-type="float" office:value="272">
            <text:p>272</text:p>
          </table:table-cell>
          <table:table-cell table:style-name="ce28" office:value-type="string" table:number-columns-spanned="2" table:number-rows-spanned="1">
            <text:p>Мазок женский на ИППП</text:p>
          </table:table-cell>
          <table:covered-table-cell table:style-name="ce28"/>
          <table:table-cell table:style-name="ce48" office:value-type="float" office:value="350" table:number-columns-spanned="3" table:number-rows-spanned="1">
            <text:p>3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73">
            <text:p>273</text:p>
          </table:table-cell>
          <table:table-cell table:style-name="ce28" office:value-type="string" table:number-columns-spanned="2" table:number-rows-spanned="1">
            <text:p>Мазок мужской на ИППП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74">
            <text:p>274</text:p>
          </table:table-cell>
          <table:table-cell table:style-name="ce28" office:value-type="string" table:number-columns-spanned="2" table:number-rows-spanned="1">
            <text:p>Цитологическое исследование соскоба слизистой носа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75">
            <text:p>275</text:p>
          </table:table-cell>
          <table:table-cell table:style-name="ce28" office:value-type="string" table:number-columns-spanned="2" table:number-rows-spanned="1">
            <text:p>Анализ секрета простаты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3" office:value-type="string" table:number-columns-spanned="6" table:number-rows-spanned="1">
            <text:p>ПЦР-исследования</text:p>
          </table:table-cell>
          <table:covered-table-cell table:number-columns-repeated="5" table:style-name="ce29"/>
          <table:table-cell table:number-columns-repeated="1018"/>
        </table:table-row>
        <table:table-row table:style-name="ro11">
          <table:table-cell table:style-name="ce12" office:value-type="float" office:value="276">
            <text:p>276</text:p>
          </table:table-cell>
          <table:table-cell table:style-name="ce28" office:value-type="string" table:number-columns-spanned="2" table:number-rows-spanned="1">
            <text:p>Выявление ДНК Staphylococcus aureus методом ПЦР из зева</text:p>
          </table:table-cell>
          <table:covered-table-cell table:style-name="ce28"/>
          <table:table-cell table:style-name="ce48" office:value-type="float" office:value="470" table:number-columns-spanned="3" table:number-rows-spanned="1">
            <text:p>47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77">
            <text:p>277</text:p>
          </table:table-cell>
          <table:table-cell table:style-name="ce28" office:value-type="string" table:number-columns-spanned="2" table:number-rows-spanned="1">
            <text:p>Выявление ДНК Staphylococcus aureus методом ПЦР из носа</text:p>
          </table:table-cell>
          <table:covered-table-cell table:style-name="ce28"/>
          <table:table-cell table:style-name="ce48" office:value-type="float" office:value="470" table:number-columns-spanned="3" table:number-rows-spanned="1">
            <text:p>47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3" office:value-type="string" table:number-columns-spanned="6" table:number-rows-spanned="1">
            <text:p>Микробиологические исследования</text:p>
          </table:table-cell>
          <table:covered-table-cell table:number-columns-repeated="5" table:style-name="ce29"/>
          <table:table-cell table:number-columns-repeated="1018"/>
        </table:table-row>
        <table:table-row table:style-name="ro12">
          <table:table-cell table:style-name="ce12" office:value-type="float" office:value="278">
            <text:p>278</text:p>
          </table:table-cell>
          <table:table-cell table:style-name="ce28" office:value-type="string" table:number-columns-spanned="2" table:number-rows-spanned="1">
            <text:p>Посев материала верхних дыхательных путей на дифтерию (Corynebacterium diphtheriae), зев</text:p>
          </table:table-cell>
          <table:covered-table-cell table:style-name="ce28"/>
          <table:table-cell table:style-name="ce48" office:value-type="float" office:value="600" table:number-columns-spanned="3" table:number-rows-spanned="1">
            <text:p>60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2">
          <table:table-cell table:style-name="ce12" office:value-type="float" office:value="279">
            <text:p>279</text:p>
          </table:table-cell>
          <table:table-cell table:style-name="ce28" office:value-type="string" table:number-columns-spanned="2" table:number-rows-spanned="1">
            <text:p>Посев материала (мазок из носа) на возбудителя дифтерии (Corynebacterium diphtheriae)</text:p>
          </table:table-cell>
          <table:covered-table-cell table:style-name="ce28"/>
          <table:table-cell table:style-name="ce48" office:value-type="float" office:value="600" table:number-columns-spanned="3" table:number-rows-spanned="1">
            <text:p>60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280">
            <text:p>280</text:p>
          </table:table-cell>
          <table:table-cell table:style-name="ce28" office:value-type="string" table:number-columns-spanned="2" table:number-rows-spanned="1">
            <text:p>Посев на дифтерию (зев + нос)</text:p>
          </table:table-cell>
          <table:covered-table-cell table:style-name="ce28"/>
          <table:table-cell table:style-name="ce48" office:value-type="float" office:value="550" table:number-columns-spanned="3" table:number-rows-spanned="1">
            <text:p>55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2">
          <table:table-cell table:style-name="ce12" office:value-type="float" office:value="281">
            <text:p>281</text:p>
          </table:table-cell>
          <table:table-cell table:style-name="ce28" office:value-type="string" table:number-columns-spanned="2" table:number-rows-spanned="1">
            <text:p>Посев на возбудителей кишечных инфекций без чувствительности к антибиотикам </text:p>
          </table:table-cell>
          <table:covered-table-cell table:style-name="ce28"/>
          <table:table-cell table:style-name="ce48" office:value-type="float" office:value="450" table:number-columns-spanned="3" table:number-rows-spanned="1">
            <text:p>45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2">
          <table:table-cell table:style-name="ce12" office:value-type="float" office:value="282">
            <text:p>282</text:p>
          </table:table-cell>
          <table:table-cell table:style-name="ce28" office:value-type="string" table:number-columns-spanned="2" table:number-rows-spanned="1">
            <text:p>Посев на золотистый стафилококк S. aureus без чувствительности к а/б (нос+зев) </text:p>
          </table:table-cell>
          <table:covered-table-cell table:style-name="ce28"/>
          <table:table-cell table:style-name="ce48" office:value-type="float" office:value="550" table:number-columns-spanned="3" table:number-rows-spanned="1">
            <text:p>55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283">
            <text:p>283</text:p>
          </table:table-cell>
          <table:table-cell table:style-name="ce28" office:value-type="string" table:number-columns-spanned="2" table:number-rows-spanned="1">
            <text:p>Посев на золотистый стафилококк с чувствительностью к АБ (нос) 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284">
            <text:p>284</text:p>
          </table:table-cell>
          <table:table-cell table:style-name="ce30" office:value-type="string" table:number-columns-spanned="2" table:number-rows-spanned="1">
            <text:p>Посев на золотистый стафилококк с чувствительностью к АБ (зев) 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285">
            <text:p>285</text:p>
          </table:table-cell>
          <table:table-cell table:style-name="ce30" office:value-type="string" table:number-columns-spanned="2" table:number-rows-spanned="1">
            <text:p>Антитела к Vi-антигену (брюшной тиф)</text:p>
          </table:table-cell>
          <table:covered-table-cell table:style-name="ce28"/>
          <table:table-cell table:style-name="ce48" office:value-type="float" office:value="1300" table:number-columns-spanned="3" table:number-rows-spanned="1">
            <text:p>1 30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286">
            <text:p>286</text:p>
          </table:table-cell>
          <table:table-cell table:style-name="ce30" office:value-type="string" table:number-columns-spanned="2" table:number-rows-spanned="1">
            <text:p>Ат к сальмонеллам (компл. диагностикум; РПГА)</text:p>
          </table:table-cell>
          <table:covered-table-cell table:style-name="ce28"/>
          <table:table-cell table:style-name="ce48" office:value-type="float" office:value="390" table:number-columns-spanned="3" table:number-rows-spanned="1">
            <text:p>39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2">
          <table:table-cell table:style-name="ce12" office:value-type="float" office:value="287">
            <text:p>287</text:p>
          </table:table-cell>
          <table:table-cell table:style-name="ce30" office:value-type="string" table:number-columns-spanned="2" table:number-rows-spanned="1">
            <text:p>Посев кала на патогенные кишечные палочки с определением чувствительности к антибиотикам</text:p>
          </table:table-cell>
          <table:covered-table-cell table:style-name="ce28"/>
          <table:table-cell table:style-name="ce48" office:value-type="float" office:value="600" table:number-columns-spanned="3" table:number-rows-spanned="1">
            <text:p>60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2">
          <table:table-cell table:style-name="ce12" office:value-type="float" office:value="288">
            <text:p>288</text:p>
          </table:table-cell>
          <table:table-cell table:style-name="ce30" office:value-type="string" table:number-columns-spanned="2" table:number-rows-spanned="1">
            <text:p>Посев кала на сальмонеллы, шигеллы с определением чувствительности к антибиотикам</text:p>
          </table:table-cell>
          <table:covered-table-cell table:style-name="ce28"/>
          <table:table-cell table:style-name="ce48" office:value-type="float" office:value="600" table:number-columns-spanned="3" table:number-rows-spanned="1">
            <text:p>60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289">
            <text:p>289</text:p>
          </table:table-cell>
          <table:table-cell table:style-name="ce30" office:value-type="string" table:number-columns-spanned="2" table:number-rows-spanned="1">
            <text:p>Метгемоглобин, Карбоксигемоглобин </text:p>
          </table:table-cell>
          <table:covered-table-cell table:style-name="ce28"/>
          <table:table-cell table:style-name="ce48" office:value-type="float" office:value="230" table:number-columns-spanned="3" table:number-rows-spanned="1">
            <text:p>23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290">
            <text:p>290</text:p>
          </table:table-cell>
          <table:table-cell table:style-name="ce30" office:value-type="string" table:number-columns-spanned="2" table:number-rows-spanned="1">
            <text:p>Метгемоглобин</text:p>
          </table:table-cell>
          <table:covered-table-cell table:style-name="ce28"/>
          <table:table-cell table:style-name="ce48" office:value-type="float" office:value="150" table:number-columns-spanned="3" table:number-rows-spanned="1">
            <text:p>15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291">
            <text:p>291</text:p>
          </table:table-cell>
          <table:table-cell table:style-name="ce30" office:value-type="string" table:number-columns-spanned="2" table:number-rows-spanned="1">
            <text:p>Карбоксигемоглобин</text:p>
          </table:table-cell>
          <table:covered-table-cell table:style-name="ce28"/>
          <table:table-cell table:style-name="ce48" office:value-type="float" office:value="150" table:number-columns-spanned="3" table:number-rows-spanned="1">
            <text:p>15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2">
          <table:table-cell table:style-name="ce12" office:value-type="float" office:value="292">
            <text:p>292</text:p>
          </table:table-cell>
          <table:table-cell table:style-name="ce30" office:value-type="string" table:number-columns-spanned="2" table:number-rows-spanned="1">
            <text:p>Комплексное исследование для скрининга инфекций «МультиСКРИН» (ВИЧ; HBsAg; anti-HCV; anti-Treponema pallidum) </text:p>
          </table:table-cell>
          <table:covered-table-cell table:style-name="ce28"/>
          <table:table-cell table:style-name="ce48" office:value-type="float" office:value="1020" table:number-columns-spanned="3" table:number-rows-spanned="1">
            <text:p>1 02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2">
          <table:table-cell table:style-name="ce12" office:value-type="float" office:value="293">
            <text:p>293</text:p>
          </table:table-cell>
          <table:table-cell table:style-name="ce30" office:value-type="string" table:number-columns-spanned="2" table:number-rows-spanned="1">
            <text:p>ВИЧ-Комбо (HIV Ag/Ab Combo): антитела к вирусу иммунодефицита человека 1, 2 типов + антиген p24, методом ИФА </text:p>
          </table:table-cell>
          <table:covered-table-cell table:style-name="ce28"/>
          <table:table-cell table:style-name="ce48" office:value-type="float" office:value="280" table:number-columns-spanned="3" table:number-rows-spanned="1">
            <text:p>28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294">
            <text:p>294</text:p>
          </table:table-cell>
          <table:table-cell table:style-name="ce30" office:value-type="string" table:number-columns-spanned="2" table:number-rows-spanned="1">
            <text:p>Антиген s вируса гепатита B</text:p>
          </table:table-cell>
          <table:covered-table-cell table:style-name="ce28"/>
          <table:table-cell table:style-name="ce48" office:value-type="float" office:value="420" table:number-columns-spanned="3" table:number-rows-spanned="1">
            <text:p>42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1">
          <table:table-cell table:style-name="ce12" office:value-type="float" office:value="295">
            <text:p>295</text:p>
          </table:table-cell>
          <table:table-cell table:style-name="ce30" office:value-type="string" table:number-columns-spanned="2" table:number-rows-spanned="1">
            <text:p>Антитела к вирусу гепатита C (суммарные)</text:p>
          </table:table-cell>
          <table:covered-table-cell table:style-name="ce28"/>
          <table:table-cell table:style-name="ce48" office:value-type="float" office:value="280" table:number-columns-spanned="3" table:number-rows-spanned="1">
            <text:p>28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3">
          <table:table-cell table:style-name="ce11" office:value-type="string" table:number-columns-spanned="6" table:number-rows-spanned="1">
            <text:p>Биохимические анализы</text:p>
          </table:table-cell>
          <table:covered-table-cell table:number-columns-repeated="5" table:style-name="ce27"/>
          <table:table-cell table:number-columns-repeated="1018"/>
        </table:table-row>
        <table:table-row table:style-name="ro11">
          <table:table-cell table:style-name="ce12" office:value-type="float" office:value="296">
            <text:p>296</text:p>
          </table:table-cell>
          <table:table-cell table:style-name="ce28" office:value-type="string" table:number-columns-spanned="2" table:number-rows-spanned="1">
            <text:p>Общий билирубин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297">
            <text:p>297</text:p>
          </table:table-cell>
          <table:table-cell table:style-name="ce28" office:value-type="string" table:number-columns-spanned="2" table:number-rows-spanned="1">
            <text:p>Прямой билирубин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20">
          <table:table-cell table:style-name="ce12" office:value-type="float" office:value="298">
            <text:p>298</text:p>
          </table:table-cell>
          <table:table-cell table:style-name="ce28" office:value-type="string" table:number-columns-spanned="2" table:number-rows-spanned="1">
            <text:p>Гликированный гемоглобин</text:p>
          </table:table-cell>
          <table:covered-table-cell table:style-name="ce28"/>
          <table:table-cell table:style-name="ce48" office:value-type="float" office:value="550" table:number-columns-spanned="3" table:number-rows-spanned="1">
            <text:p>5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8">
          <table:table-cell table:style-name="ce12" office:value-type="float" office:value="299">
            <text:p>299</text:p>
          </table:table-cell>
          <table:table-cell table:style-name="ce28" office:value-type="string" table:number-columns-spanned="2" table:number-rows-spanned="1">
            <text:p>АСТ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00">
            <text:p>300</text:p>
          </table:table-cell>
          <table:table-cell table:style-name="ce28" office:value-type="string" table:number-columns-spanned="2" table:number-rows-spanned="1">
            <text:p>АЛТ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01">
            <text:p>301</text:p>
          </table:table-cell>
          <table:table-cell table:style-name="ce28" office:value-type="string" table:number-columns-spanned="2" table:number-rows-spanned="1">
            <text:p>ГГТ гаммаглутамилтрансфераза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21">
          <table:table-cell table:style-name="ce12" office:value-type="float" office:value="302">
            <text:p>302</text:p>
          </table:table-cell>
          <table:table-cell table:style-name="ce28" office:value-type="string" table:number-columns-spanned="2" table:number-rows-spanned="1">
            <text:p>Щелочная фосфатаза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2">
          <table:table-cell table:style-name="ce12" office:value-type="float" office:value="303">
            <text:p>303</text:p>
          </table:table-cell>
          <table:table-cell table:style-name="ce28" office:value-type="string" table:number-columns-spanned="2" table:number-rows-spanned="1">
            <text:p>Печеночные пробы (об. билирубин, пр. билирубин, АСТ, АЛТ, ГГТ, щелочная фосфатаза)</text:p>
          </table:table-cell>
          <table:covered-table-cell table:style-name="ce28"/>
          <table:table-cell table:style-name="ce48" office:value-type="float" office:value="1050" table:number-columns-spanned="3" table:number-rows-spanned="1">
            <text:p>1 0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04">
            <text:p>304</text:p>
          </table:table-cell>
          <table:table-cell table:style-name="ce28" office:value-type="string" table:number-columns-spanned="2" table:number-rows-spanned="1">
            <text:p>Общий холестерин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05">
            <text:p>305</text:p>
          </table:table-cell>
          <table:table-cell table:style-name="ce28" office:value-type="string" table:number-columns-spanned="2" table:number-rows-spanned="1">
            <text:p>Триглицериды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06">
            <text:p>306</text:p>
          </table:table-cell>
          <table:table-cell table:style-name="ce28" office:value-type="string" table:number-columns-spanned="2" table:number-rows-spanned="1">
            <text:p>Глюкоза крови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07">
            <text:p>307</text:p>
          </table:table-cell>
          <table:table-cell table:style-name="ce28" office:value-type="string" table:number-columns-spanned="2" table:number-rows-spanned="1">
            <text:p>ЛПВП и ЛПНП + коэффициент атерогенности, триглицериды, холестерин</text:p>
          </table:table-cell>
          <table:covered-table-cell table:style-name="ce28"/>
          <table:table-cell table:style-name="ce48" office:value-type="float" office:value="650" table:number-columns-spanned="3" table:number-rows-spanned="1">
            <text:p>6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08">
            <text:p>308</text:p>
          </table:table-cell>
          <table:table-cell table:style-name="ce28" office:value-type="string" table:number-columns-spanned="2" table:number-rows-spanned="1">
            <text:p>ЛПВП (липопротеиды высокой плотности)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09">
            <text:p>309</text:p>
          </table:table-cell>
          <table:table-cell table:style-name="ce28" office:value-type="string" table:number-columns-spanned="2" table:number-rows-spanned="1">
            <text:p>ЛПНП (липопротеиды низкой плотности)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10">
            <text:p>310</text:p>
          </table:table-cell>
          <table:table-cell table:style-name="ce28" office:value-type="string" table:number-columns-spanned="2" table:number-rows-spanned="1">
            <text:p>Кальций в сыворотке крови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11">
            <text:p>311</text:p>
          </table:table-cell>
          <table:table-cell table:style-name="ce28" office:value-type="string" table:number-columns-spanned="2" table:number-rows-spanned="1">
            <text:p>Калий в сыворотке крови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12">
            <text:p>312</text:p>
          </table:table-cell>
          <table:table-cell table:style-name="ce28" office:value-type="string" table:number-columns-spanned="2" table:number-rows-spanned="1">
            <text:p>Фосфор в сыворотке крови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13">
            <text:p>313</text:p>
          </table:table-cell>
          <table:table-cell table:style-name="ce28" office:value-type="string" table:number-columns-spanned="2" table:number-rows-spanned="1">
            <text:p>Хлориды в сыворотке крови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14">
            <text:p>314</text:p>
          </table:table-cell>
          <table:table-cell table:style-name="ce28" office:value-type="string" table:number-columns-spanned="2" table:number-rows-spanned="1">
            <text:p>Сывороточное железо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15">
            <text:p>315</text:p>
          </table:table-cell>
          <table:table-cell table:style-name="ce28" office:value-type="string" table:number-columns-spanned="2" table:number-rows-spanned="1">
            <text:p>Магний в сыворотке крови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16">
            <text:p>316</text:p>
          </table:table-cell>
          <table:table-cell table:style-name="ce28" office:value-type="string" table:number-columns-spanned="2" table:number-rows-spanned="1">
            <text:p>Креатинин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17">
            <text:p>317</text:p>
          </table:table-cell>
          <table:table-cell table:style-name="ce28" office:value-type="string" table:number-columns-spanned="2" table:number-rows-spanned="1">
            <text:p>Мочевина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18">
            <text:p>318</text:p>
          </table:table-cell>
          <table:table-cell table:style-name="ce28" office:value-type="string" table:number-columns-spanned="2" table:number-rows-spanned="1">
            <text:p>Почечные пробы (креатинин, мочевина)</text:p>
          </table:table-cell>
          <table:covered-table-cell table:style-name="ce28"/>
          <table:table-cell table:style-name="ce48" office:value-type="float" office:value="400" table:number-columns-spanned="3" table:number-rows-spanned="1">
            <text:p>4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19">
            <text:p>319</text:p>
          </table:table-cell>
          <table:table-cell table:style-name="ce28" office:value-type="string" table:number-columns-spanned="2" table:number-rows-spanned="1">
            <text:p>СРБ латексный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20">
            <text:p>320</text:p>
          </table:table-cell>
          <table:table-cell table:style-name="ce28" office:value-type="string" table:number-columns-spanned="2" table:number-rows-spanned="1">
            <text:p>Ревматоидный фактор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21">
            <text:p>321</text:p>
          </table:table-cell>
          <table:table-cell table:style-name="ce28" office:value-type="string" table:number-columns-spanned="2" table:number-rows-spanned="1">
            <text:p>АСЛО (Антистрептолизин)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22">
            <text:p>322</text:p>
          </table:table-cell>
          <table:table-cell table:style-name="ce28" office:value-type="string" table:number-columns-spanned="2" table:number-rows-spanned="1">
            <text:p>Воспалительные заболевания (СРБ, ревматоидный фактор, АСЛО)</text:p>
          </table:table-cell>
          <table:covered-table-cell table:style-name="ce28"/>
          <table:table-cell table:style-name="ce48" office:value-type="float" office:value="550" table:number-columns-spanned="3" table:number-rows-spanned="1">
            <text:p>5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23">
            <text:p>323</text:p>
          </table:table-cell>
          <table:table-cell table:style-name="ce28" office:value-type="string" table:number-columns-spanned="2" table:number-rows-spanned="1">
            <text:p>ГГТ гаммаглутамилтрансфераза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24">
            <text:p>324</text:p>
          </table:table-cell>
          <table:table-cell table:style-name="ce28" office:value-type="string" table:number-columns-spanned="2" table:number-rows-spanned="1">
            <text:p>Амилаза крови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25">
            <text:p>325</text:p>
          </table:table-cell>
          <table:table-cell table:style-name="ce28" office:value-type="string" table:number-columns-spanned="2" table:number-rows-spanned="1">
            <text:p>Альбумин в крови (сывороточный)</text:p>
          </table:table-cell>
          <table:covered-table-cell table:style-name="ce28"/>
          <table:table-cell table:style-name="ce49" office:value-type="float" office:value="150" table:number-columns-spanned="3" table:number-rows-spanned="1">
            <text:p>150,00 ₽</text:p>
          </table:table-cell>
          <table:covered-table-cell table:number-columns-repeated="2" table:style-name="ce49"/>
          <table:table-cell table:number-columns-repeated="1018"/>
        </table:table-row>
        <table:table-row table:style-name="ro21">
          <table:table-cell table:style-name="ce12" office:value-type="float" office:value="326">
            <text:p>326</text:p>
          </table:table-cell>
          <table:table-cell table:style-name="ce28" office:value-type="string" table:number-columns-spanned="2" table:number-rows-spanned="1">
            <text:p>Мочевая кислота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27">
            <text:p>327</text:p>
          </table:table-cell>
          <table:table-cell table:style-name="ce28" office:value-type="string" table:number-columns-spanned="2" table:number-rows-spanned="1">
            <text:p>Глюкозотолерантный тест ГТТ (препарат пациента)</text:p>
          </table:table-cell>
          <table:covered-table-cell table:style-name="ce28"/>
          <table:table-cell table:style-name="ce48" office:value-type="float" office:value="550" table:number-columns-spanned="3" table:number-rows-spanned="1">
            <text:p>5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28">
            <text:p>328</text:p>
          </table:table-cell>
          <table:table-cell table:style-name="ce28" office:value-type="string" table:number-columns-spanned="2" table:number-rows-spanned="1">
            <text:p>Глюкозотолерантный тест ГТТ</text:p>
          </table:table-cell>
          <table:covered-table-cell table:style-name="ce28"/>
          <table:table-cell table:style-name="ce48" office:value-type="float" office:value="750" table:number-columns-spanned="3" table:number-rows-spanned="1">
            <text:p>7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29">
            <text:p>329</text:p>
          </table:table-cell>
          <table:table-cell table:style-name="ce28" office:value-type="string" table:number-columns-spanned="2" table:number-rows-spanned="1">
            <text:p>ЛДГ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30">
            <text:p>330</text:p>
          </table:table-cell>
          <table:table-cell table:style-name="ce28" office:value-type="string" table:number-columns-spanned="2" table:number-rows-spanned="1">
            <text:p>Ферритин</text:p>
          </table:table-cell>
          <table:covered-table-cell table:style-name="ce28"/>
          <table:table-cell table:style-name="ce48" office:value-type="float" office:value="450" table:number-columns-spanned="3" table:number-rows-spanned="1">
            <text:p>450,00 ₽</text:p>
          </table:table-cell>
          <table:covered-table-cell table:number-columns-repeated="2" table:style-name="ce48"/>
          <table:table-cell table:style-name="Excel_20_Built-in_20_Normal" table:number-columns-repeated="1018"/>
        </table:table-row>
        <table:table-row table:style-name="ro11">
          <table:table-cell table:style-name="ce12" office:value-type="float" office:value="331">
            <text:p>331</text:p>
          </table:table-cell>
          <table:table-cell table:style-name="ce28" office:value-type="string" table:number-columns-spanned="2" table:number-rows-spanned="1">
            <text:p>Общий белок</text:p>
          </table:table-cell>
          <table:covered-table-cell table:style-name="ce28"/>
          <table:table-cell table:style-name="ce48" office:value-type="float" office:value="250" table:number-columns-spanned="3" table:number-rows-spanned="1">
            <text:p>2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2">
          <table:table-cell table:style-name="ce12" office:value-type="float" office:value="332">
            <text:p>332</text:p>
          </table:table-cell>
          <table:table-cell table:style-name="ce28" office:value-type="string" table:number-columns-spanned="2" table:number-rows-spanned="1">
            <text:p>Сумма сывороточного железа и латентной железосвязывающей способности сыворотки (ОЖСС)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2">
          <table:table-cell table:style-name="ce12" office:value-type="float" office:value="333">
            <text:p>333</text:p>
          </table:table-cell>
          <table:table-cell table:style-name="ce28" office:value-type="string" table:number-columns-spanned="2" table:number-rows-spanned="1">
            <text:p>Общие параметры коагулограммы (ПТИ, МНО, АПТВ(АЧТВ), тромбиновое время, Фибриноген по Клауссу, РФМК)</text:p>
          </table:table-cell>
          <table:covered-table-cell table:style-name="ce28"/>
          <table:table-cell table:style-name="ce48" office:value-type="float" office:value="950" table:number-columns-spanned="3" table:number-rows-spanned="1">
            <text:p>9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34">
            <text:p>334</text:p>
          </table:table-cell>
          <table:table-cell table:style-name="ce31" office:value-type="string" table:number-columns-spanned="2" table:number-rows-spanned="1">
            <text:p>МНО (международное нормализованное отношение) </text:p>
          </table:table-cell>
          <table:covered-table-cell table:style-name="ce31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35">
            <text:p>335</text:p>
          </table:table-cell>
          <table:table-cell table:style-name="ce28" office:value-type="string" table:number-columns-spanned="2" table:number-rows-spanned="1">
            <text:p>Протромбиновый индекс (ПТИ)</text:p>
          </table:table-cell>
          <table:covered-table-cell table:style-name="ce28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36">
            <text:p>336</text:p>
          </table:table-cell>
          <table:table-cell table:style-name="ce28" office:value-type="string" table:number-columns-spanned="2" table:number-rows-spanned="1">
            <text:p>Фибриноген</text:p>
          </table:table-cell>
          <table:covered-table-cell table:style-name="ce28"/>
          <table:table-cell table:style-name="ce48" office:value-type="float" office:value="260" table:number-columns-spanned="3" table:number-rows-spanned="1">
            <text:p>26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37">
            <text:p>337</text:p>
          </table:table-cell>
          <table:table-cell table:style-name="ce31" office:value-type="string" table:number-columns-spanned="2" table:number-rows-spanned="1">
            <text:p>Тромбиновое время</text:p>
          </table:table-cell>
          <table:covered-table-cell table:style-name="ce31"/>
          <table:table-cell table:style-name="ce48" office:value-type="float" office:value="260" table:number-columns-spanned="3" table:number-rows-spanned="1">
            <text:p>26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2">
          <table:table-cell table:style-name="ce12" office:value-type="float" office:value="338">
            <text:p>338</text:p>
          </table:table-cell>
          <table:table-cell table:style-name="ce28" office:value-type="string" table:number-columns-spanned="2" table:number-rows-spanned="1">
            <text:p>АЧТВ (АПТВ, активированное частичное (парциальное) тромбопластиновое время)</text:p>
          </table:table-cell>
          <table:covered-table-cell table:style-name="ce28"/>
          <table:table-cell table:style-name="ce48" office:value-type="float" office:value="230" table:number-columns-spanned="3" table:number-rows-spanned="1">
            <text:p>23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39">
            <text:p>339</text:p>
          </table:table-cell>
          <table:table-cell table:style-name="ce31" office:value-type="string" table:number-columns-spanned="2" table:number-rows-spanned="1">
            <text:p>РФМК (растворимые фибрин – мономерные комплексы)</text:p>
          </table:table-cell>
          <table:covered-table-cell table:style-name="ce31"/>
          <table:table-cell table:style-name="ce48" office:value-type="float" office:value="300" table:number-columns-spanned="3" table:number-rows-spanned="1">
            <text:p>3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40">
            <text:p>340</text:p>
          </table:table-cell>
          <table:table-cell table:style-name="ce28" office:value-type="string" table:number-columns-spanned="2" table:number-rows-spanned="1">
            <text:p>D-димер (маркер тромбообразования и фибринолиза)</text:p>
          </table:table-cell>
          <table:covered-table-cell table:style-name="ce28"/>
          <table:table-cell table:style-name="ce48" office:value-type="float" office:value="650" table:number-columns-spanned="3" table:number-rows-spanned="1">
            <text:p>6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3">
          <table:table-cell table:style-name="ce14" office:value-type="string" table:number-columns-spanned="6" table:number-rows-spanned="1">
            <text:p>Комплексные исследования</text:p>
          </table:table-cell>
          <table:covered-table-cell table:number-columns-repeated="5" table:style-name="ce32"/>
          <table:table-cell table:number-columns-repeated="1018"/>
        </table:table-row>
        <table:table-row table:style-name="ro12">
          <table:table-cell table:style-name="ce12" office:value-type="float" office:value="341">
            <text:p>341</text:p>
          </table:table-cell>
          <table:table-cell table:style-name="ce28" office:value-type="string" table:number-columns-spanned="2" table:number-rows-spanned="1">
            <text:p>Комплексный анализ "Биомаркер" (D-димер, ферритин, С-реактивный белок, ОАК с лейкоформулой, (готовность 1 рабочий день)</text:p>
          </table:table-cell>
          <table:covered-table-cell table:style-name="ce28"/>
          <table:table-cell table:style-name="ce48" office:value-type="float" office:value="1400" table:number-columns-spanned="3" table:number-rows-spanned="1">
            <text:p>1 4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42">
            <text:p>342</text:p>
          </table:table-cell>
          <table:table-cell table:style-name="ce28" office:value-type="string" table:number-columns-spanned="2" table:number-rows-spanned="1">
            <text:p>Комплекс анализов «Сахарный диабет» (готовность 1 рабочий день)</text:p>
          </table:table-cell>
          <table:covered-table-cell table:style-name="ce28"/>
          <table:table-cell table:style-name="ce48" office:value-type="float" office:value="540" table:number-columns-spanned="3" table:number-rows-spanned="1">
            <text:p>54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43">
            <text:p>343</text:p>
          </table:table-cell>
          <table:table-cell table:style-name="ce28" office:value-type="string" table:number-columns-spanned="2" table:number-rows-spanned="1">
            <text:p>Комплекс анализов «Почки» (готовность 1 рабочий день)</text:p>
          </table:table-cell>
          <table:covered-table-cell table:style-name="ce28"/>
          <table:table-cell table:style-name="ce48" office:value-type="float" office:value="1000" table:number-columns-spanned="3" table:number-rows-spanned="1">
            <text:p>1 0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44">
            <text:p>344</text:p>
          </table:table-cell>
          <table:table-cell table:style-name="ce28" office:value-type="string" table:number-columns-spanned="2" table:number-rows-spanned="1">
            <text:p>Комплекс анализов «Профилактический» (готовность 2-3 рабочих дня)</text:p>
          </table:table-cell>
          <table:covered-table-cell table:style-name="ce28"/>
          <table:table-cell table:style-name="ce48" office:value-type="float" office:value="3000" table:number-columns-spanned="3" table:number-rows-spanned="1">
            <text:p>3 00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1">
          <table:table-cell table:style-name="ce12" office:value-type="float" office:value="345">
            <text:p>345</text:p>
          </table:table-cell>
          <table:table-cell table:style-name="ce28" office:value-type="string" table:number-columns-spanned="2" table:number-rows-spanned="1">
            <text:p>Комплекс анализов «Скрининг печени» (готовность 1 рабочий день)</text:p>
          </table:table-cell>
          <table:covered-table-cell table:style-name="ce28"/>
          <table:table-cell table:style-name="ce48" office:value-type="float" office:value="950" table:number-columns-spanned="3" table:number-rows-spanned="1">
            <text:p>950,00 ₽</text:p>
          </table:table-cell>
          <table:covered-table-cell table:number-columns-repeated="2" table:style-name="ce48"/>
          <table:table-cell table:number-columns-repeated="1018"/>
        </table:table-row>
        <table:table-row table:style-name="ro12">
          <table:table-cell table:style-name="ce12" office:value-type="float" office:value="346">
            <text:p>346</text:p>
          </table:table-cell>
          <table:table-cell table:style-name="ce28" office:value-type="string" table:number-columns-spanned="2" table:number-rows-spanned="1">
            <text:p>Комплекс анализов «Диагностика щитовидной железы» (готовность 1 рабочий день)</text:p>
          </table:table-cell>
          <table:covered-table-cell table:style-name="ce28"/>
          <table:table-cell table:style-name="ce48" office:value-type="float" office:value="800" table:number-columns-spanned="3" table:number-rows-spanned="1">
            <text:p>800,00 ₽</text:p>
          </table:table-cell>
          <table:covered-table-cell table:style-name="ce48"/>
          <table:covered-table-cell table:style-name="ce12"/>
          <table:table-cell table:number-columns-repeated="1018"/>
        </table:table-row>
        <table:table-row table:style-name="ro12" table:number-rows-repeated="104819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Лист2" table:style-name="ta1" table:print="false">
        <table:table-column table:style-name="co9" table:default-cell-style-name="Default"/>
        <table:table-row table:style-name="ro19">
          <table:table-cell/>
        </table:table-row>
      </table:table>
      <table:table table:name="Лист3" table:style-name="ta1" table:print="false">
        <table:table-column table:style-name="co9" table:default-cell-style-name="Default"/>
        <table:table-row table:style-name="ro1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2" svg:font-family="Calibri"/>
    <style:font-face style:name="Calibri1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number-style style:name="N108">
      <number:number number:decimal-places="2" number:min-integer-digits="1" number:grouping="true"/>
      <number:text> ₽</number:text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1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48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48P0"/>
    </number:currency-style>
    <number:number-style style:name="N150P0" style:volatile="true">
      <number:text>Да</number:text>
    </number:number-style>
    <number:number-style style:name="N150P1" style:volatile="true">
      <number:text>Да</number:text>
    </number:number-style>
    <number:number-style style:name="N150">
      <number:text>Нет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Истина</number:text>
    </number:number-style>
    <number:number-style style:name="N152P1" style:volatile="true">
      <number:text>Истина</number:text>
    </number:number-style>
    <number:number-style style:name="N152">
      <number:text>Ложь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7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currency-style style:name="N8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8109" number:language="ru" number:country="RU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8109P0"/>
    </number:currency-style>
    <number:number-style style:name="N8111P0" style:volatile="true" number:language="ru" number:country="RU">
      <number:number number:decimal-places="0" number:min-integer-digits="1" number:grouping="true"/>
      <number:text>р.</number:text>
    </number:number-style>
    <number:number-style style:name="N8111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11P0"/>
    </number:number-style>
    <number:number-style style:name="N8112P0" style:volatile="true" number:language="ru" number:country="RU">
      <number:number number:decimal-places="0" number:min-integer-digits="1" number:grouping="true"/>
      <number:text>р.</number:text>
    </number:number-style>
    <number:number-style style:name="N8112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12P0"/>
    </number:number-style>
    <number:number-style style:name="N8114P0" style:volatile="true" number:language="ru" number:country="RU">
      <number:number number:decimal-places="2" number:min-integer-digits="1" number:grouping="true"/>
      <number:text>р.</number:text>
    </number:number-style>
    <number:number-style style:name="N8114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4P0"/>
    </number:number-style>
    <number:number-style style:name="N8115P0" style:volatile="true" number:language="ru" number:country="RU">
      <number:number number:decimal-places="2" number:min-integer-digits="1" number:grouping="true"/>
      <number:text>р.</number:text>
    </number:number-style>
    <number:number-style style:name="N8115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5P0"/>
    </number:number-style>
    <number:date-style style:name="N8116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7" number:language="ru" number:country="RU">
      <number:month number:textual="true"/>
      <number:text>.</number:text>
      <number:year/>
    </number:date-style>
    <number:time-style style:name="N8118" number:language="ru" number:country="RU">
      <number:hours/>
      <number:text>:</number:text>
      <number:minutes number:style="long"/>
      <number:text> </number:text>
      <number:am-pm/>
    </number:time-style>
    <number:time-style style:name="N811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ru" number:country="RU">
      <number:hours/>
      <number:text>:</number:text>
      <number:minutes number:style="long"/>
    </number:time-style>
    <number:time-style style:name="N8121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22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4P0" style:volatile="true" number:language="ru" number:country="RU">
      <number:number number:decimal-places="0" number:min-integer-digits="1" number:grouping="true"/>
      <number:text>   </number:text>
    </number:number-style>
    <number:number-style style:name="N8124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ru" number:country="RU">
      <number:number number:decimal-places="0" number:min-integer-digits="1" number:grouping="true"/>
      <number:text>   </number:text>
    </number:number-style>
    <number:number-style style:name="N8125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7P0" style:volatile="true" number:language="ru" number:country="RU">
      <number:number number:decimal-places="2" number:min-integer-digits="1" number:grouping="true"/>
      <number:text>   </number:text>
    </number:number-style>
    <number:number-style style:name="N812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ru" number:country="RU">
      <number:number number:decimal-places="2" number:min-integer-digits="1" number:grouping="true"/>
      <number:text>   </number:text>
    </number:number-style>
    <number:number-style style:name="N812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32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ru" number:country="RU">
      <number:text> -   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6P2" style:volatile="true" number:language="ru" number:country="RU">
      <number:text> -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ru" number:country="RU">
      <number:minutes number:style="long"/>
      <number:text>:</number:text>
      <number:seconds number:style="long"/>
    </number:time-style>
    <number:time-style style:name="N814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ru" number:country="RU">
      <number:minutes number:style="long"/>
      <number:text>:</number:text>
      <number:seconds number:style="long" number:decimal-places="1"/>
    </number:time-style>
    <number:number-style style:name="N814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1" fo:font-size="8pt" style:font-name-asian="Arial2" style:font-size-asian="8pt" style:font-name-complex="Arial2" style:font-size-complex="8pt"/>
    </style:style>
  </office:styles>
  <office:automatic-styles>
    <style:page-layout style:name="Mpm1">
      <style:page-layout-properties fo:margin-top="1cm" fo:margin-bottom="1cm" fo:margin-left="1.499cm" fo:margin-right="0.9cm" fo:background-color="transparent" style:scale-to="49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5">25.11.2024</text:date>, <text:time>13:47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16:05:44.23</meta:creation-date>
    <dc:date>2024-11-25T13:47:12.42</dc:date>
    <meta:editing-duration>P1DT6H25M10S</meta:editing-duration>
    <meta:editing-cycles>75</meta:editing-cycles>
    <meta:generator>OpenOffice/4.1.11$Win32 OpenOffice.org_project/4111m1$Build-9808</meta:generator>
    <meta:print-date>2024-11-25T09:50:48.04</meta:print-date>
    <meta:document-statistic meta:table-count="3" meta:cell-count="1071" meta:object-count="1"/>
  </office:meta>
</office:document-meta>
</file>